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21aa07" officeooo:paragraph-rsid="0021aa07"/>
    </style:style>
    <style:style style:name="P2" style:family="paragraph" style:parent-style-name="Standard">
      <style:text-properties officeooo:paragraph-rsid="003ace26"/>
    </style:style>
    <style:style style:name="P3" style:family="paragraph" style:parent-style-name="Standard">
      <style:text-properties officeooo:rsid="0011f2b0" officeooo:paragraph-rsid="0011f2b0"/>
    </style:style>
    <style:style style:name="P4" style:family="paragraph" style:parent-style-name="Standard">
      <style:text-properties officeooo:rsid="001364fd" officeooo:paragraph-rsid="001364fd"/>
    </style:style>
    <style:style style:name="P5" style:family="paragraph" style:parent-style-name="Standard">
      <style:text-properties officeooo:rsid="0013b895" officeooo:paragraph-rsid="0013b895"/>
    </style:style>
    <style:style style:name="P6" style:family="paragraph" style:parent-style-name="Standard">
      <style:text-properties officeooo:rsid="001d6ddb" officeooo:paragraph-rsid="001ebd97"/>
    </style:style>
    <style:style style:name="P7" style:family="paragraph" style:parent-style-name="Standard">
      <style:text-properties officeooo:rsid="001ebd97" officeooo:paragraph-rsid="001ebd97"/>
    </style:style>
    <style:style style:name="P8" style:family="paragraph" style:parent-style-name="Standard">
      <style:text-properties officeooo:rsid="0016ca61" officeooo:paragraph-rsid="0016ca61"/>
    </style:style>
    <style:style style:name="P9" style:family="paragraph" style:parent-style-name="Standard">
      <style:text-properties officeooo:rsid="001f444b" officeooo:paragraph-rsid="001f444b"/>
    </style:style>
    <style:style style:name="P1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style:font-name="Times New Roman" fo:font-size="12pt" fo:language="en" fo:country="US" officeooo:rsid="0016ca61" officeooo:paragraph-rsid="004195de"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7"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21" style:family="paragraph" style:parent-style-name="Standard">
      <style:text-properties officeooo:rsid="0030ba07" officeooo:paragraph-rsid="0030ba07"/>
    </style:style>
    <style:style style:name="P22"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23" style:family="paragraph" style:parent-style-name="Standard">
      <style:paragraph-properties fo:margin-top="0in" fo:margin-bottom="0in" style:contextual-spacing="false"/>
      <style:text-properties style:font-name="Courier" fo:font-size="8pt" style:font-size-asian="8pt" style:font-size-complex="8pt"/>
    </style:style>
    <style:style style:name="P24" style:family="paragraph" style:parent-style-name="Standard">
      <style:paragraph-properties fo:margin-top="0in" fo:margin-bottom="0in" style:contextual-spacing="false"/>
      <style:text-properties officeooo:paragraph-rsid="0047cdd7"/>
    </style:style>
    <style:style style:name="P2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6" style:family="paragraph" style:parent-style-name="Header">
      <style:text-properties fo:language="zxx" fo:country="none" style:language-asian="zxx" style:country-asian="none"/>
    </style:style>
    <style:style style:name="P27" style:family="paragraph" style:parent-style-name="Header">
      <style:paragraph-properties style:snap-to-layout-grid="false"/>
    </style:style>
    <style:style style:name="P2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Header">
      <style:paragraph-properties fo:text-align="center" style:justify-single-word="false" style:snap-to-layout-grid="false"/>
      <style:text-properties style:font-name="Helvetica" fo:font-size="14pt" fo:font-weight="bold" officeooo:rsid="0032d25b" officeooo:paragraph-rsid="0032d25b" style:font-size-asian="14pt" style:font-weight-asian="bold" style:font-size-complex="14pt" style:font-weight-complex="bold"/>
    </style:style>
    <style:style style:name="P3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2" style:family="paragraph" style:parent-style-name="Footer">
      <style:paragraph-properties>
        <style:tab-stops>
          <style:tab-stop style:position="3in" style:type="center"/>
          <style:tab-stop style:position="6.5in" style:type="right"/>
        </style:tab-stops>
      </style:paragraph-properties>
    </style:style>
    <style:style style:name="P33" style:family="paragraph" style:parent-style-name="Footer">
      <style:paragraph-properties>
        <style:tab-stops>
          <style:tab-stop style:position="2.8437in"/>
        </style:tab-stops>
      </style:paragraph-properties>
    </style:style>
    <style:style style:name="P34" style:family="paragraph" style:parent-style-name="Standard">
      <style:text-properties officeooo:rsid="0011f2b0" officeooo:paragraph-rsid="0011f2b0"/>
    </style:style>
    <style:style style:name="P35" style:family="paragraph" style:parent-style-name="Standard">
      <style:text-properties officeooo:rsid="001364fd" officeooo:paragraph-rsid="001364fd"/>
    </style:style>
    <style:style style:name="P36" style:family="paragraph" style:parent-style-name="Standard">
      <style:text-properties officeooo:rsid="0013b895" officeooo:paragraph-rsid="0013b895"/>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6ca61" officeooo:paragraph-rsid="0016ca61"/>
    </style:style>
    <style:style style:name="P40" style:family="paragraph" style:parent-style-name="Standard">
      <style:text-properties officeooo:rsid="001f444b" officeooo:paragraph-rsid="001f444b"/>
    </style:style>
    <style:style style:name="P4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43" style:family="paragraph" style:parent-style-name="Standard">
      <style:text-properties officeooo:rsid="00152e36" officeooo:paragraph-rsid="00152e36"/>
    </style:style>
    <style:style style:name="P44" style:family="paragraph" style:parent-style-name="Standard">
      <style:text-properties officeooo:rsid="00154050" officeooo:paragraph-rsid="00154050"/>
    </style:style>
    <style:style style:name="P45" style:family="paragraph" style:parent-style-name="Standard">
      <style:text-properties style:font-name="Courier"/>
    </style:style>
    <style:style style:name="P46" style:family="paragraph" style:parent-style-name="Standard">
      <style:text-properties fo:font-size="12pt" style:font-size-asian="12pt" style:font-size-complex="12pt"/>
    </style:style>
    <style:style style:name="P47" style:family="paragraph" style:parent-style-name="Standard">
      <style:text-properties fo:font-size="12pt" officeooo:rsid="003d8f11" officeooo:paragraph-rsid="003d8f11"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52"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53"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54"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55"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56"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57"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58"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59"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60" style:family="paragraph" style:parent-style-name="Table_20_Contents">
      <style:paragraph-properties fo:margin-top="0in" fo:margin-bottom="0in" style:contextual-spacing="false"/>
      <style:text-properties officeooo:rsid="001364fd" officeooo:paragraph-rsid="001364fd"/>
    </style:style>
    <style:style style:name="P6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2" style:family="paragraph" style:parent-style-name="Table_20_Contents">
      <style:text-properties officeooo:rsid="001364fd" officeooo:paragraph-rsid="001364fd"/>
    </style:style>
    <style:style style:name="P63" style:family="paragraph" style:parent-style-name="Table_20_Contents">
      <style:text-properties officeooo:rsid="00152e36" officeooo:paragraph-rsid="00152e36"/>
    </style:style>
    <style:style style:name="P64" style:family="paragraph" style:parent-style-name="Footnote">
      <style:text-properties officeooo:rsid="0021aa07" officeooo:paragraph-rsid="0021aa07"/>
    </style:style>
    <style:style style:name="P65" style:family="paragraph" style:parent-style-name="Footnote">
      <style:text-properties officeooo:rsid="004195de" officeooo:paragraph-rsid="004195de"/>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9252in" style:type="right" style:leader-style="dotted" style:leader-text="."/>
        </style:tab-stops>
      </style:paragraph-properties>
    </style:style>
    <style:style style:name="P69" style:family="paragraph" style:parent-style-name="Contents_20_4">
      <style:paragraph-properties>
        <style:tab-stops>
          <style:tab-stop style:position="6.9252in" style:type="right" style:leader-style="dotted" style:leader-text="."/>
        </style:tab-stops>
      </style:paragraph-properties>
    </style:style>
    <style:style style:name="P7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71"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72"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73" style:family="paragraph" style:parent-style-name="Standard">
      <style:text-properties officeooo:rsid="001364fd" officeooo:paragraph-rsid="001364fd"/>
    </style:style>
    <style:style style:name="P74" style:family="paragraph" style:parent-style-name="Standard" style:list-style-name="L3"/>
    <style:style style:name="P75" style:family="paragraph" style:parent-style-name="Standard" style:list-style-name="L4">
      <style:text-properties officeooo:paragraph-rsid="003ace26"/>
    </style:style>
    <style:style style:name="P76" style:family="paragraph" style:parent-style-name="Standard" style:list-style-name="L5">
      <style:text-properties officeooo:rsid="0048173c" officeooo:paragraph-rsid="0048173c"/>
    </style:style>
    <style:style style:name="P77" style:family="paragraph" style:parent-style-name="Standard" style:list-style-name="L6"/>
    <style:style style:name="P78" style:family="paragraph" style:parent-style-name="Standard" style:list-style-name="L7"/>
    <style:style style:name="P79" style:family="paragraph" style:parent-style-name="Standard" style:list-style-name="L8">
      <style:text-properties officeooo:rsid="001ebd97" officeooo:paragraph-rsid="001ebd97"/>
    </style:style>
    <style:style style:name="P80" style:family="paragraph" style:parent-style-name="Standard">
      <style:text-properties officeooo:rsid="001ebd97" officeooo:paragraph-rsid="001ebd97"/>
    </style:style>
    <style:style style:name="P81" style:family="paragraph" style:parent-style-name="Standard" style:list-style-name="L9">
      <style:text-properties officeooo:rsid="0030ba07" officeooo:paragraph-rsid="0030ba07"/>
    </style:style>
    <style:style style:name="P82" style:family="paragraph" style:parent-style-name="Standard">
      <style:text-properties officeooo:rsid="0030ba07" officeooo:paragraph-rsid="0030ba07"/>
    </style:style>
    <style:style style:name="P83" style:family="paragraph" style:parent-style-name="Standard">
      <style:text-properties officeooo:paragraph-rsid="003ace26"/>
    </style:style>
    <style:style style:name="P84" style:family="paragraph" style:parent-style-name="Standard">
      <style:text-properties officeooo:rsid="0011f2b0" officeooo:paragraph-rsid="0011f2b0"/>
    </style:style>
    <style:style style:name="P85" style:family="paragraph" style:parent-style-name="Standard">
      <style:text-properties officeooo:rsid="0013b895" officeooo:paragraph-rsid="0013b895"/>
    </style:style>
    <style:style style:name="P86" style:family="paragraph" style:parent-style-name="Standard">
      <style:text-properties officeooo:rsid="001d6ddb" officeooo:paragraph-rsid="001ebd97"/>
    </style:style>
    <style:style style:name="P87" style:family="paragraph" style:parent-style-name="Standard">
      <style:text-properties officeooo:rsid="0016ca61" officeooo:paragraph-rsid="0016ca61"/>
    </style:style>
    <style:style style:name="P88" style:family="paragraph" style:parent-style-name="Standard">
      <style:text-properties officeooo:rsid="001f444b" officeooo:paragraph-rsid="001f444b"/>
    </style:style>
    <style:style style:name="P89" style:family="paragraph" style:parent-style-name="Standard">
      <style:text-properties officeooo:rsid="004bb39e" officeooo:paragraph-rsid="004bb39e"/>
    </style:style>
    <style:style style:name="P90" style:family="paragraph" style:parent-style-name="Standard">
      <style:paragraph-properties fo:margin-top="0in" fo:margin-bottom="0in" style:contextual-spacing="false"/>
      <style:text-properties style:font-name="Courier" fo:font-size="8pt" style:font-size-asian="8pt" style:font-size-complex="8pt"/>
    </style:style>
    <style:style style:name="P91"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92"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93" style:family="paragraph" style:parent-style-name="Standard">
      <style:paragraph-properties fo:margin-top="0in" fo:margin-bottom="0in" style:contextual-spacing="false"/>
      <style:text-properties officeooo:paragraph-rsid="0047cdd7"/>
    </style:style>
    <style:style style:name="P94" style:family="paragraph" style:parent-style-name="Text_20_body">
      <style:text-properties style:use-window-font-color="true" style:font-name="Times New Roman" fo:font-size="12pt" fo:language="en" fo:country="US" officeooo:rsid="0016ca61" officeooo:paragraph-rsid="004195de" style:font-name-asian="Times New Roman" style:font-size-asian="12pt" style:font-name-complex="Times New Roman" style:font-size-complex="12pt" style:language-complex="ar" style:country-complex="SA"/>
    </style:style>
    <style:style style:name="P95"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96"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97"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98"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99"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00"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101"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102" style:family="paragraph" style:parent-style-name="Heading_20_1" style:master-page-name="First_20_Page">
      <style:paragraph-properties style:page-number="auto"/>
    </style:style>
    <style:style style:name="P103" style:family="paragraph" style:parent-style-name="Heading_20_1" style:list-style-name="Numbering_20_2">
      <style:paragraph-properties fo:break-before="page"/>
    </style:style>
    <style:style style:name="P104" style:family="paragraph" style:parent-style-name="Footnote">
      <style:text-properties officeooo:rsid="0021aa07" officeooo:paragraph-rsid="0021aa07"/>
    </style:style>
    <style:style style:name="P105" style:family="paragraph" style:parent-style-name="Heading_20_4">
      <style:text-properties officeooo:paragraph-rsid="0028d990"/>
    </style:style>
    <style:style style:name="P106" style:family="paragraph" style:parent-style-name="Heading_20_4">
      <style:text-properties officeooo:rsid="002ae786" officeooo:paragraph-rsid="002ae786"/>
    </style:style>
    <style:style style:name="P107" style:family="paragraph" style:parent-style-name="Heading_20_4">
      <style:text-properties officeooo:rsid="0036157f" officeooo:paragraph-rsid="0036157f"/>
    </style:style>
    <style:style style:name="P108" style:family="paragraph">
      <style:paragraph-properties style:writing-mode="lr-tb"/>
    </style:style>
    <style:style style:name="P10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2" style:family="text">
      <style:text-properties officeooo:rsid="001364fd"/>
    </style:style>
    <style:style style:name="T3" style:family="text">
      <style:text-properties officeooo:rsid="00154050"/>
    </style:style>
    <style:style style:name="T4" style:family="text">
      <style:text-properties officeooo:rsid="0016e3ff"/>
    </style:style>
    <style:style style:name="T5"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6" style:family="text">
      <style:text-properties officeooo:rsid="00351917"/>
    </style:style>
    <style:style style:name="T7" style:family="text">
      <style:text-properties officeooo:rsid="0016ca61"/>
    </style:style>
    <style:style style:name="T8" style:family="text">
      <style:text-properties officeooo:rsid="002ae786"/>
    </style:style>
    <style:style style:name="T9" style:family="text">
      <style:text-properties officeooo:rsid="0036157f"/>
    </style:style>
    <style:style style:name="T10" style:family="text">
      <style:text-properties officeooo:rsid="002748af"/>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9pt" style:font-size-asian="9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21" style:family="text">
      <style:text-properties officeooo:rsid="001364fd"/>
    </style:style>
    <style:style style:name="T22" style:family="text">
      <style:text-properties officeooo:rsid="00154050"/>
    </style:style>
    <style:style style:name="T23" style:family="text">
      <style:text-properties officeooo:rsid="0016e3ff"/>
    </style:style>
    <style:style style:name="T24" style:family="text">
      <style:text-properties officeooo:rsid="00351917"/>
    </style:style>
    <style:style style:name="T25" style:family="text">
      <style:text-properties officeooo:rsid="0016ca61"/>
    </style:style>
    <style:style style:name="T26" style:family="text">
      <style:text-properties officeooo:rsid="00345917"/>
    </style:style>
    <style:style style:name="T27" style:family="text">
      <style:text-properties officeooo:rsid="002ae786"/>
    </style:style>
    <style:style style:name="T28" style:family="text">
      <style:text-properties officeooo:rsid="0036157f"/>
    </style:style>
    <style:style style:name="T29" style:family="text">
      <style:text-properties officeooo:rsid="002748af"/>
    </style:style>
    <style:style style:name="T30" style:family="text">
      <style:text-properties fo:font-style="italic" style:text-underline-style="none" style:font-style-asian="italic" style:font-style-complex="italic"/>
    </style:style>
    <style:style style:name="T31" style:family="text">
      <style:text-properties fo:font-size="10pt" style:font-size-asian="10pt" style:font-size-complex="10pt"/>
    </style:style>
    <style:style style:name="T32" style:family="text">
      <style:text-properties officeooo:rsid="001f444b"/>
    </style:style>
    <style:style style:name="T33" style:family="text">
      <style:text-properties officeooo:rsid="0021aa07"/>
    </style:style>
    <style:style style:name="T34" style:family="text">
      <style:text-properties officeooo:rsid="0022304b"/>
    </style:style>
    <style:style style:name="T35" style:family="text">
      <style:text-properties officeooo:rsid="0028d990"/>
    </style:style>
    <style:style style:name="T36" style:family="text">
      <style:text-properties officeooo:rsid="002c126c"/>
    </style:style>
    <style:style style:name="T37" style:family="text">
      <style:text-properties officeooo:rsid="002d9318"/>
    </style:style>
    <style:style style:name="T38" style:family="text">
      <style:text-properties officeooo:rsid="0030f51b"/>
    </style:style>
    <style:style style:name="T39" style:family="text">
      <style:text-properties officeooo:rsid="003ace26"/>
    </style:style>
    <style:style style:name="T40" style:family="text">
      <style:text-properties officeooo:rsid="003c82eb"/>
    </style:style>
    <style:style style:name="T41" style:family="text">
      <style:text-properties style:font-weight-complex="bold"/>
    </style:style>
    <style:style style:name="T42" style:family="text">
      <style:text-properties officeooo:rsid="001574eb" style:font-weight-complex="bold"/>
    </style:style>
    <style:style style:name="T43" style:family="text">
      <style:text-properties officeooo:rsid="003d8f11"/>
    </style:style>
    <style:style style:name="T44" style:family="text">
      <style:text-properties officeooo:rsid="003eceeb"/>
    </style:style>
    <style:style style:name="T45" style:family="text">
      <style:text-properties officeooo:rsid="003f0262"/>
    </style:style>
    <style:style style:name="T46" style:family="text">
      <style:text-properties officeooo:rsid="004195de"/>
    </style:style>
    <style:style style:name="T47" style:family="text">
      <style:text-properties officeooo:rsid="00428ae5"/>
    </style:style>
    <style:style style:name="T48" style:family="text">
      <style:text-properties officeooo:rsid="004485ca"/>
    </style:style>
    <style:style style:name="T49" style:family="text">
      <style:text-properties officeooo:rsid="0047cdd7"/>
    </style:style>
    <style:style style:name="T50" style:family="text">
      <style:text-properties officeooo:rsid="0048173c"/>
    </style:style>
    <style:style style:name="T51" style:family="text">
      <style:text-properties officeooo:rsid="004b11bd"/>
    </style:style>
    <style:style style:name="T52" style:family="text">
      <style:text-properties fo:font-variant="normal" fo:text-transform="none" fo:color="#222222" style:font-name="arial" fo:font-size="9pt" fo:letter-spacing="normal" fo:font-style="normal" fo:font-weight="normal"/>
    </style:style>
    <style:style style:name="T53"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4"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5" style:family="text">
      <style:text-properties officeooo:rsid="004eb78b"/>
    </style:style>
    <style:style style:name="T5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88747040" text:id="ct188747040">
          <text:deletion>
            <office:change-info>
              <dc:creator>Balazs Racz</dc:creator>
              <dc:date>2015-02-15T22:13:00</dc:date>
            </office:change-info>
            <text:p text:style-name="P1">E</text:p>
          </text:deletion>
        </text:changed-region>
        <text:changed-region xml:id="ct188041856" text:id="ct188041856">
          <text:insertion>
            <office:change-info>
              <dc:creator>Balazs Racz</dc:creator>
              <dc:date>2015-02-15T22:13:00</dc:date>
            </office:change-info>
          </text:insertion>
        </text:changed-region>
        <text:changed-region xml:id="ct139833680" text:id="ct139833680">
          <text:deletion>
            <office:change-info>
              <dc:creator>Balazs Racz</dc:creator>
              <dc:date>2015-02-15T22:13:00</dc:date>
            </office:change-info>
            <text:p text:style-name="P1">E</text:p>
          </text:deletion>
        </text:changed-region>
        <text:changed-region xml:id="ct187357024" text:id="ct187357024">
          <text:insertion>
            <office:change-info>
              <dc:creator>Balazs Racz</dc:creator>
              <dc:date>2015-02-15T22:13:00</dc:date>
            </office:change-info>
          </text:insertion>
        </text:changed-region>
        <text:changed-region xml:id="ct63223696" text:id="ct63223696">
          <text:insertion>
            <office:change-info>
              <dc:creator>Balazs Racz</dc:creator>
              <dc:date>2015-02-15T16:04:00</dc:date>
            </office:change-info>
          </text:insertion>
        </text:changed-region>
        <text:changed-region xml:id="ct61964496" text:id="ct61964496">
          <text:deletion>
            <office:change-info>
              <dc:creator>Balazs Racz</dc:creator>
              <dc:date>2015-02-15T15:33:00</dc:date>
            </office:change-info>
            <text:p text:style-name="Standard"><text:s/></text:p>
          </text:deletion>
        </text:changed-region>
        <text:changed-region xml:id="ct61969824" text:id="ct61969824">
          <text:insertion>
            <office:change-info>
              <dc:creator>Balazs Racz</dc:creator>
              <dc:date>2015-02-15T15:34:00</dc:date>
            </office:change-info>
          </text:insertion>
        </text:changed-region>
        <text:changed-region xml:id="ct61987520" text:id="ct61987520">
          <text:deletion>
            <office:change-info>
              <dc:creator>Balazs Racz</dc:creator>
              <dc:date>2015-02-15T15:35:00</dc:date>
            </office:change-info>
            <text:p text:style-name="P2">Standard: </text:p>
          </text:deletion>
        </text:changed-region>
        <text:changed-region xml:id="ct61987712" text:id="ct61987712">
          <text:insertion>
            <office:change-info>
              <dc:creator>Balazs Racz</dc:creator>
              <dc:date>2015-02-15T15:35:00</dc:date>
            </office:change-info>
          </text:insertion>
        </text:changed-region>
        <text:changed-region xml:id="ct61987904" text:id="ct61987904">
          <text:insertion>
            <office:change-info>
              <dc:creator>Balazs Racz</dc:creator>
              <dc:date>2015-02-15T16:34:00</dc:date>
            </office:change-info>
          </text:insertion>
        </text:changed-region>
        <text:changed-region xml:id="ct61997952" text:id="ct61997952">
          <text:insertion>
            <office:change-info>
              <dc:creator>Balazs Racz</dc:creator>
              <dc:date>2015-02-15T16:35:00</dc:date>
            </office:change-info>
          </text:insertion>
        </text:changed-region>
        <text:changed-region xml:id="ct63158528" text:id="ct63158528">
          <text:insertion>
            <office:change-info>
              <dc:creator>Balazs Racz</dc:creator>
              <dc:date>2015-02-15T15:35:00</dc:date>
            </office:change-info>
          </text:insertion>
        </text:changed-region>
        <text:changed-region xml:id="ct63157824" text:id="ct63157824">
          <text:insertion>
            <office:change-info>
              <dc:creator>Balazs Racz</dc:creator>
              <dc:date>2015-02-15T15:35:00</dc:date>
            </office:change-info>
          </text:insertion>
        </text:changed-region>
        <text:changed-region xml:id="ct63158016" text:id="ct63158016">
          <text:deletion>
            <office:change-info>
              <dc:creator>Balazs Racz</dc:creator>
              <dc:date>2015-02-15T16:34:00</dc:date>
            </office:change-info>
            <text:h text:style-name="Heading_20_1" text:outline-level="1">n</text:h>
          </text:deletion>
        </text:changed-region>
        <text:changed-region xml:id="ct63159104" text:id="ct63159104">
          <text:insertion>
            <office:change-info>
              <dc:creator>Balazs Racz</dc:creator>
              <dc:date>2015-02-15T16:34:00</dc:date>
            </office:change-info>
          </text:insertion>
        </text:changed-region>
        <text:changed-region xml:id="ct63171984" text:id="ct63171984">
          <text:insertion>
            <office:change-info>
              <dc:creator>Balazs Racz</dc:creator>
              <dc:date>2015-02-15T15:42:00</dc:date>
            </office:change-info>
          </text:insertion>
        </text:changed-region>
        <text:changed-region xml:id="ct63172176" text:id="ct63172176">
          <text:deletion>
            <office:change-info>
              <dc:creator>Balazs Racz</dc:creator>
              <dc:date>2015-02-15T15:42:00</dc:date>
            </office:change-info>
            <text:p text:style-name="Standard"><text:span text:style-name="T1">the</text:span></text:p>
          </text:deletion>
        </text:changed-region>
        <text:changed-region xml:id="ct63173232" text:id="ct63173232">
          <text:deletion>
            <office:change-info>
              <dc:creator>Balazs Racz</dc:creator>
              <dc:date>2015-02-15T15:42:00</dc:date>
            </office:change-info>
            <text:p text:style-name="Standard"><text:span text:style-name="T1">particular</text:span></text:p>
          </text:deletion>
        </text:changed-region>
        <text:changed-region xml:id="ct63174480" text:id="ct63174480">
          <text:insertion>
            <office:change-info>
              <dc:creator>Balazs Racz</dc:creator>
              <dc:date>2015-02-15T15:42:00</dc:date>
            </office:change-info>
          </text:insertion>
        </text:changed-region>
        <text:changed-region xml:id="ct63176192" text:id="ct63176192">
          <text:deletion>
            <office:change-info>
              <dc:creator>Balazs Racz</dc:creator>
              <dc:date>2015-02-15T15:37:00</dc:date>
            </office:change-info>
            <text:p text:style-name="Standard"><text:span text:style-name="T1"><text:s/>this</text:span></text:p>
          </text:deletion>
        </text:changed-region>
        <text:changed-region xml:id="ct63175936" text:id="ct63175936">
          <text:deletion>
            <office:change-info>
              <dc:creator>Balazs Racz</dc:creator>
              <dc:date>2015-02-15T15:36:00</dc:date>
            </office:change-info>
            <text:p text:style-name="Standard"><text:span text:style-name="T1">check</text:span></text:p>
          </text:deletion>
        </text:changed-region>
        <text:changed-region xml:id="ct63177440" text:id="ct63177440">
          <text:insertion>
            <office:change-info>
              <dc:creator>Balazs Racz</dc:creator>
              <dc:date>2015-02-15T15:37:00</dc:date>
            </office:change-info>
          </text:insertion>
        </text:changed-region>
        <text:changed-region xml:id="ct63176496" text:id="ct63176496">
          <text:insertion>
            <office:change-info>
              <dc:creator>Balazs Racz</dc:creator>
              <dc:date>2015-02-15T15:43:00</dc:date>
            </office:change-info>
          </text:insertion>
        </text:changed-region>
        <text:changed-region xml:id="ct63167664" text:id="ct63167664">
          <text:insertion>
            <office:change-info>
              <dc:creator>Balazs Racz</dc:creator>
              <dc:date>2015-02-15T15:43:00</dc:date>
            </office:change-info>
          </text:insertion>
        </text:changed-region>
        <text:changed-region xml:id="ct63162688" text:id="ct63162688">
          <text:insertion>
            <office:change-info>
              <dc:creator>Balazs Racz</dc:creator>
              <dc:date>2015-02-15T15:44:00</dc:date>
            </office:change-info>
          </text:insertion>
        </text:changed-region>
        <text:changed-region xml:id="ct63176768" text:id="ct63176768">
          <text:deletion>
            <office:change-info>
              <dc:creator>Balazs Racz</dc:creator>
              <dc:date>2015-02-15T15:37:00</dc:date>
            </office:change-info>
            <text:p text:style-name="P3">included</text:p>
          </text:deletion>
        </text:changed-region>
        <text:changed-region xml:id="ct63168416" text:id="ct63168416">
          <text:insertion>
            <office:change-info>
              <dc:creator>Balazs Racz</dc:creator>
              <dc:date>2015-02-15T15:37:00</dc:date>
            </office:change-info>
          </text:insertion>
        </text:changed-region>
        <text:changed-region xml:id="ct63174192" text:id="ct63174192">
          <text:insertion>
            <office:change-info>
              <dc:creator>Balazs Racz</dc:creator>
              <dc:date>2015-02-15T15:37:00</dc:date>
            </office:change-info>
          </text:insertion>
        </text:changed-region>
        <text:changed-region xml:id="ct63165312" text:id="ct63165312">
          <text:deletion>
            <office:change-info>
              <dc:creator>Balazs Racz</dc:creator>
              <dc:date>2015-02-15T15:37:00</dc:date>
            </office:change-info>
            <text:p text:style-name="P3"><text:span text:style-name="T2">E</text:span></text:p>
          </text:deletion>
        </text:changed-region>
        <text:changed-region xml:id="ct63165504" text:id="ct63165504">
          <text:deletion>
            <office:change-info>
              <dc:creator>Balazs Racz</dc:creator>
              <dc:date>2015-02-15T15:38:00</dc:date>
            </office:change-info>
            <text:p text:style-name="P3"><text:span text:style-name="T2">Element</text:span></text:p>
          </text:deletion>
        </text:changed-region>
        <text:changed-region xml:id="ct63180032" text:id="ct63180032">
          <text:insertion>
            <office:change-info>
              <dc:creator>Balazs Racz</dc:creator>
              <dc:date>2015-02-15T15:38:00</dc:date>
            </office:change-info>
          </text:insertion>
        </text:changed-region>
        <text:changed-region xml:id="ct63185664" text:id="ct63185664">
          <text:deletion>
            <office:change-info>
              <dc:creator>Balazs Racz</dc:creator>
              <dc:date>2015-02-15T15:38:00</dc:date>
            </office:change-info>
            <text:p text:style-name="P3"><text:span text:style-name="T2">Element</text:span></text:p>
          </text:deletion>
        </text:changed-region>
        <text:changed-region xml:id="ct63186976" text:id="ct63186976">
          <text:insertion>
            <office:change-info>
              <dc:creator>Balazs Racz</dc:creator>
              <dc:date>2015-02-15T15:38:00</dc:date>
            </office:change-info>
          </text:insertion>
        </text:changed-region>
        <text:changed-region xml:id="ct63188128" text:id="ct63188128">
          <text:deletion>
            <office:change-info>
              <dc:creator>Balazs Racz</dc:creator>
              <dc:date>2015-02-15T15:38:00</dc:date>
            </office:change-info>
            <text:p text:style-name="P3"><text:span text:style-name="T2">Element</text:span></text:p>
          </text:deletion>
        </text:changed-region>
        <text:changed-region xml:id="ct63189632" text:id="ct63189632">
          <text:insertion>
            <office:change-info>
              <dc:creator>Balazs Racz</dc:creator>
              <dc:date>2015-02-15T15:38:00</dc:date>
            </office:change-info>
          </text:insertion>
        </text:changed-region>
        <text:changed-region xml:id="ct63191008" text:id="ct63191008">
          <text:deletion>
            <office:change-info>
              <dc:creator>Balazs Racz</dc:creator>
              <dc:date>2015-02-15T15:38:00</dc:date>
            </office:change-info>
            <text:p text:style-name="P3"><text:span text:style-name="T2">Element</text:span></text:p>
          </text:deletion>
        </text:changed-region>
        <text:changed-region xml:id="ct63192336" text:id="ct63192336">
          <text:insertion>
            <office:change-info>
              <dc:creator>Balazs Racz</dc:creator>
              <dc:date>2015-02-15T15:38:00</dc:date>
            </office:change-info>
          </text:insertion>
        </text:changed-region>
        <text:changed-region xml:id="ct63188624" text:id="ct63188624">
          <text:deletion>
            <office:change-info>
              <dc:creator>Balazs Racz</dc:creator>
              <dc:date>2015-02-15T15:38:00</dc:date>
            </office:change-info>
            <text:p text:style-name="P4">Element</text:p>
          </text:deletion>
        </text:changed-region>
        <text:changed-region xml:id="ct63167264" text:id="ct63167264">
          <text:insertion>
            <office:change-info>
              <dc:creator>Balazs Racz</dc:creator>
              <dc:date>2015-02-15T15:38:00</dc:date>
            </office:change-info>
          </text:insertion>
        </text:changed-region>
        <text:changed-region xml:id="ct63193808" text:id="ct63193808">
          <text:insertion>
            <office:change-info>
              <dc:creator>Balazs Racz</dc:creator>
              <dc:date>2015-02-15T15:45:00</dc:date>
            </office:change-info>
          </text:insertion>
        </text:changed-region>
        <text:changed-region xml:id="ct63169168" text:id="ct63169168">
          <text:deletion>
            <office:change-info>
              <dc:creator>Balazs Racz</dc:creator>
              <dc:date>2015-02-15T15:45:00</dc:date>
            </office:change-info>
            <text:p text:style-name="P4"><text:s/>`fixed=”1”', </text:p>
          </text:deletion>
        </text:changed-region>
        <text:changed-region xml:id="ct62395664" text:id="ct62395664">
          <text:insertion>
            <office:change-info>
              <dc:creator>Balazs Racz</dc:creator>
              <dc:date>2015-02-15T15:45:00</dc:date>
            </office:change-info>
          </text:insertion>
        </text:changed-region>
        <text:changed-region xml:id="ct63171248" text:id="ct63171248">
          <text:deletion>
            <office:change-info>
              <dc:creator>Balazs Racz</dc:creator>
              <dc:date>2015-02-15T15:38:00</dc:date>
            </office:change-info>
            <text:p text:style-name="P4">Element</text:p>
          </text:deletion>
        </text:changed-region>
        <text:changed-region xml:id="ct63184800" text:id="ct63184800">
          <text:insertion>
            <office:change-info>
              <dc:creator>Balazs Racz</dc:creator>
              <dc:date>2015-02-15T15:38:00</dc:date>
            </office:change-info>
          </text:insertion>
        </text:changed-region>
        <text:changed-region xml:id="ct63187584" text:id="ct63187584">
          <text:insertion>
            <office:change-info>
              <dc:creator>Balazs Racz</dc:creator>
              <dc:date>2015-02-15T15:45:00</dc:date>
            </office:change-info>
          </text:insertion>
        </text:changed-region>
        <text:changed-region xml:id="ct63188352" text:id="ct63188352">
          <text:deletion>
            <office:change-info>
              <dc:creator>Balazs Racz</dc:creator>
              <dc:date>2015-02-15T15:45:00</dc:date>
            </office:change-info>
            <text:p text:style-name="P4">`var=”1”', </text:p>
          </text:deletion>
        </text:changed-region>
        <text:changed-region xml:id="ct63201904" text:id="ct63201904">
          <text:deletion>
            <office:change-info>
              <dc:creator>Balazs Racz</dc:creator>
              <dc:date>2015-02-15T15:38:00</dc:date>
            </office:change-info>
            <text:p text:style-name="P5">Element</text:p>
          </text:deletion>
        </text:changed-region>
        <text:changed-region xml:id="ct63198256" text:id="ct63198256">
          <text:insertion>
            <office:change-info>
              <dc:creator>Balazs Racz</dc:creator>
              <dc:date>2015-02-15T15:38:00</dc:date>
            </office:change-info>
          </text:insertion>
        </text:changed-region>
        <text:changed-region xml:id="ct63203712" text:id="ct63203712">
          <text:deletion>
            <office:change-info>
              <dc:creator>Balazs Racz</dc:creator>
              <dc:date>2015-02-15T15:38:00</dc:date>
            </office:change-info>
            <text:p text:style-name="P5">Element</text:p>
          </text:deletion>
        </text:changed-region>
        <text:changed-region xml:id="ct63180224" text:id="ct63180224">
          <text:insertion>
            <office:change-info>
              <dc:creator>Balazs Racz</dc:creator>
              <dc:date>2015-02-15T15:38:00</dc:date>
            </office:change-info>
          </text:insertion>
        </text:changed-region>
        <text:changed-region xml:id="ct63205872" text:id="ct63205872">
          <text:insertion>
            <office:change-info>
              <dc:creator>Balazs Racz</dc:creator>
              <dc:date>2015-02-15T15:38:00</dc:date>
            </office:change-info>
          </text:insertion>
        </text:changed-region>
        <text:changed-region xml:id="ct63205232" text:id="ct63205232">
          <text:deletion>
            <office:change-info>
              <dc:creator>Balazs Racz</dc:creator>
              <dc:date>2015-02-15T15:39:00</dc:date>
            </office:change-info>
            <text:p text:style-name="Standard"><text:span text:style-name="T3">n</text:span></text:p>
          </text:deletion>
        </text:changed-region>
        <text:changed-region xml:id="ct63207136" text:id="ct63207136">
          <text:insertion>
            <office:change-info>
              <dc:creator>Balazs Racz</dc:creator>
              <dc:date>2015-02-15T15:39:00</dc:date>
            </office:change-info>
          </text:insertion>
        </text:changed-region>
        <text:changed-region xml:id="ct113221216" text:id="ct113221216">
          <text:insertion>
            <office:change-info>
              <dc:creator>Balazs Racz</dc:creator>
              <dc:date>2015-02-15T21:01:00</dc:date>
            </office:change-info>
          </text:insertion>
        </text:changed-region>
        <text:changed-region xml:id="ct63211264" text:id="ct63211264">
          <text:deletion>
            <office:change-info>
              <dc:creator>Balazs Racz</dc:creator>
              <dc:date>2015-02-15T15:39:00</dc:date>
            </office:change-info>
            <text:p text:style-name="P6">Element</text:p>
          </text:deletion>
        </text:changed-region>
        <text:changed-region xml:id="ct62399184" text:id="ct62399184">
          <text:insertion>
            <office:change-info>
              <dc:creator>Balazs Racz</dc:creator>
              <dc:date>2015-02-15T15:39:00</dc:date>
            </office:change-info>
          </text:insertion>
        </text:changed-region>
        <text:changed-region xml:id="ct63208192" text:id="ct63208192">
          <text:deletion>
            <office:change-info>
              <dc:creator>Balazs Racz</dc:creator>
              <dc:date>2015-02-15T15:56:00</dc:date>
            </office:change-info>
            <text:p text:style-name="P6"><text:s/>&lt;bit&gt;,</text:p>
          </text:deletion>
        </text:changed-region>
        <text:changed-region xml:id="ct140773904" text:id="ct140773904">
          <text:insertion>
            <office:change-info>
              <dc:creator>Balazs Racz</dc:creator>
              <dc:date>2015-02-15T21:31:00</dc:date>
            </office:change-info>
          </text:insertion>
        </text:changed-region>
        <text:changed-region xml:id="ct166420416" text:id="ct166420416">
          <text:insertion>
            <office:change-info>
              <dc:creator>Balazs Racz</dc:creator>
              <dc:date>2015-02-15T22:11:00</dc:date>
            </office:change-info>
          </text:insertion>
        </text:changed-region>
        <text:changed-region xml:id="ct69414320" text:id="ct69414320">
          <text:insertion>
            <office:change-info>
              <dc:creator>Balazs Racz</dc:creator>
              <dc:date>2015-02-15T21:32:00</dc:date>
            </office:change-info>
          </text:insertion>
        </text:changed-region>
        <text:changed-region xml:id="ct63214400" text:id="ct63214400">
          <text:insertion>
            <office:change-info>
              <dc:creator>Balazs Racz</dc:creator>
              <dc:date>2015-02-15T15:56:00</dc:date>
            </office:change-info>
          </text:insertion>
        </text:changed-region>
        <text:changed-region xml:id="ct63216768" text:id="ct63216768">
          <text:insertion>
            <office:change-info>
              <dc:creator>Balazs Racz</dc:creator>
              <dc:date>2015-02-15T15:56:00</dc:date>
            </office:change-info>
          </text:insertion>
        </text:changed-region>
        <text:changed-region xml:id="ct63215296" text:id="ct63215296">
          <text:insertion>
            <office:change-info>
              <dc:creator>Balazs Racz</dc:creator>
              <dc:date>2015-02-15T15:57:00</dc:date>
            </office:change-info>
          </text:insertion>
        </text:changed-region>
        <text:changed-region xml:id="ct63212000" text:id="ct63212000">
          <text:deletion>
            <office:change-info>
              <dc:creator>Balazs Racz</dc:creator>
              <dc:date>2015-02-15T15:57:00</dc:date>
            </office:change-info>
            <text:p text:style-name="P7">shall</text:p>
          </text:deletion>
        </text:changed-region>
        <text:changed-region xml:id="ct63217296" text:id="ct63217296">
          <text:insertion>
            <office:change-info>
              <dc:creator>Balazs Racz</dc:creator>
              <dc:date>2015-02-15T15:57:00</dc:date>
            </office:change-info>
          </text:insertion>
        </text:changed-region>
        <text:changed-region xml:id="ct63214896" text:id="ct63214896">
          <text:deletion>
            <office:change-info>
              <dc:creator>Balazs Racz</dc:creator>
              <dc:date>2015-02-15T15:57:00</dc:date>
            </office:change-info>
            <text:p text:style-name="P7"><text:s/>be</text:p>
          </text:deletion>
        </text:changed-region>
        <text:changed-region xml:id="ct63219424" text:id="ct63219424">
          <text:deletion>
            <office:change-info>
              <dc:creator>Balazs Racz</dc:creator>
              <dc:date>2015-02-15T16:03:00</dc:date>
            </office:change-info>
            <text:p text:style-name="P7">.</text:p>
          </text:deletion>
        </text:changed-region>
        <text:changed-region xml:id="ct63221904" text:id="ct63221904">
          <text:insertion>
            <office:change-info>
              <dc:creator>Balazs Racz</dc:creator>
              <dc:date>2015-02-15T16:03:00</dc:date>
            </office:change-info>
          </text:insertion>
        </text:changed-region>
        <text:changed-region xml:id="ct185579264" text:id="ct185579264">
          <text:insertion>
            <office:change-info>
              <dc:creator>Balazs Racz</dc:creator>
              <dc:date>2015-02-15T22:13:00</dc:date>
            </office:change-info>
          </text:insertion>
        </text:changed-region>
        <text:changed-region xml:id="ct63215088" text:id="ct63215088">
          <text:deletion>
            <office:change-info>
              <dc:creator>Balazs Racz</dc:creator>
              <dc:date>2015-02-15T15:39:00</dc:date>
            </office:change-info>
            <text:p text:style-name="P8">Element</text:p>
          </text:deletion>
        </text:changed-region>
        <text:changed-region xml:id="ct61662048" text:id="ct61662048">
          <text:insertion>
            <office:change-info>
              <dc:creator>Balazs Racz</dc:creator>
              <dc:date>2015-02-15T15:39:00</dc:date>
            </office:change-info>
          </text:insertion>
        </text:changed-region>
        <text:changed-region xml:id="ct63222240" text:id="ct63222240">
          <text:deletion>
            <office:change-info>
              <dc:creator>Balazs Racz</dc:creator>
              <dc:date>2015-02-15T15:59:00</dc:date>
            </office:change-info>
            <text:p text:style-name="P8"><text:s/>occupying a contiguous memory area</text:p>
          </text:deletion>
        </text:changed-region>
        <text:changed-region xml:id="ct63220048" text:id="ct63220048">
          <text:deletion>
            <office:change-info>
              <dc:creator>Balazs Racz</dc:creator>
              <dc:date>2015-02-15T15:59:00</dc:date>
            </office:change-info>
            <text:p text:style-name="P8"><text:span text:style-name="T4">Nodes</text:span></text:p>
          </text:deletion>
        </text:changed-region>
        <text:changed-region xml:id="ct63223504" text:id="ct63223504">
          <text:insertion>
            <office:change-info>
              <dc:creator>Balazs Racz</dc:creator>
              <dc:date>2015-02-15T15:59:00</dc:date>
            </office:change-info>
          </text:insertion>
        </text:changed-region>
        <text:changed-region xml:id="ct63225104" text:id="ct63225104">
          <text:deletion>
            <office:change-info>
              <dc:creator>Balazs Racz</dc:creator>
              <dc:date>2015-02-15T15:39:00</dc:date>
            </office:change-info>
            <text:p text:style-name="P9"><text:span text:style-name="T5">Element</text:span></text:p>
          </text:deletion>
        </text:changed-region>
        <text:changed-region xml:id="ct63191424" text:id="ct63191424">
          <text:insertion>
            <office:change-info>
              <dc:creator>Balazs Racz</dc:creator>
              <dc:date>2015-02-15T15:39:00</dc:date>
            </office:change-info>
          </text:insertion>
        </text:changed-region>
        <text:changed-region xml:id="ct63224128" text:id="ct63224128">
          <text:insertion>
            <office:change-info>
              <dc:creator>Balazs Racz</dc:creator>
              <dc:date>2015-02-15T16:01:00</dc:date>
            </office:change-info>
          </text:insertion>
        </text:changed-region>
        <text:changed-region xml:id="ct62132640" text:id="ct62132640">
          <text:deletion>
            <office:change-info>
              <dc:creator>Balazs Racz</dc:creator>
              <dc:date>2015-02-15T16:02:00</dc:date>
            </office:change-info>
            <text:p text:style-name="P10">The Address of a &lt;group&gt; is defined as the <text:span text:style-name="T6">End </text:span>Address of the previous Element plus the value of the attribute `offset'.</text:p>
            <text:p text:style-name="P10"/>
          </text:deletion>
        </text:changed-region>
        <text:changed-region xml:id="ct62135760" text:id="ct62135760">
          <text:deletion>
            <office:change-info>
              <dc:creator>Balazs Racz</dc:creator>
              <dc:date>2015-02-15T16:02:00</dc:date>
            </office:change-info>
            <text:p text:style-name="P10">, with a Data Element of size 0 (zero) separating the individual instances.</text:p>
          </text:deletion>
        </text:changed-region>
        <text:changed-region xml:id="ct62135952" text:id="ct62135952">
          <text:insertion>
            <office:change-info>
              <dc:creator>Balazs Racz</dc:creator>
              <dc:date>2015-02-15T16:02:00</dc:date>
            </office:change-info>
          </text:insertion>
        </text:changed-region>
        <text:changed-region xml:id="ct62136144" text:id="ct62136144">
          <text:deletion>
            <office:change-info>
              <dc:creator>Balazs Racz</dc:creator>
              <dc:date>2015-02-15T16:03:00</dc:date>
            </office:change-info>
            <text:p text:style-name="P11"/>
            <text:p text:style-name="P11"/>
          </text:deletion>
        </text:changed-region>
        <text:changed-region xml:id="ct62136336" text:id="ct62136336">
          <text:insertion>
            <office:change-info>
              <dc:creator>Balazs Racz</dc:creator>
              <dc:date>2015-02-15T16:03:00</dc:date>
            </office:change-info>
          </text:insertion>
        </text:changed-region>
        <text:changed-region xml:id="ct62136528" text:id="ct62136528">
          <text:deletion>
            <office:change-info>
              <dc:creator>Balazs Racz</dc:creator>
              <dc:date>2015-02-15T15:39:00</dc:date>
            </office:change-info>
            <text:p text:style-name="P11"><text:span text:style-name="T7">Element</text:span></text:p>
          </text:deletion>
        </text:changed-region>
        <text:changed-region xml:id="ct62136720" text:id="ct62136720">
          <text:insertion>
            <office:change-info>
              <dc:creator>Balazs Racz</dc:creator>
              <dc:date>2015-02-15T15:39:00</dc:date>
            </office:change-info>
          </text:insertion>
        </text:changed-region>
        <text:changed-region xml:id="ct62137408" text:id="ct62137408">
          <text:deletion>
            <office:change-info>
              <dc:creator>Balazs Racz</dc:creator>
              <dc:date>2015-02-15T15:40:00</dc:date>
            </office:change-info>
            <text:p text:style-name="P11"><text:span text:style-name="T7">Element</text:span></text:p>
          </text:deletion>
        </text:changed-region>
        <text:changed-region xml:id="ct62136912" text:id="ct62136912">
          <text:insertion>
            <office:change-info>
              <dc:creator>Balazs Racz</dc:creator>
              <dc:date>2015-02-15T15:40:00</dc:date>
            </office:change-info>
          </text:insertion>
        </text:changed-region>
        <text:changed-region xml:id="ct62132256" text:id="ct62132256">
          <text:insertion>
            <office:change-info>
              <dc:creator>Balazs Racz</dc:creator>
              <dc:date>2015-02-15T16:03:00</dc:date>
            </office:change-info>
          </text:insertion>
        </text:changed-region>
        <text:changed-region xml:id="ct63191616" text:id="ct63191616">
          <text:deletion>
            <office:change-info>
              <dc:creator>Balazs Racz</dc:creator>
              <dc:date>2015-02-15T16:05:00</dc:date>
            </office:change-info>
            <text:p text:style-name="P12"><text:span text:style-name="T7"><text:s/>is defined as the value of the `size' attribute divided by 8 rounded up to the next integer.</text:span></text:p>
            <text:p text:style-name="P13">A value of true / on / yes shall be represented by writing <text:span text:style-name="T6">the bit 1 to the LSB of</text:span> the data pointed to. A value of false / off / no shall be represented by writing <text:span text:style-name="T6">all </text:span>zeros to the data pointed to.</text:p>
          </text:deletion>
        </text:changed-region>
        <text:changed-region xml:id="ct62132912" text:id="ct62132912">
          <text:deletion>
            <office:change-info>
              <dc:creator>Balazs Racz</dc:creator>
              <dc:date>2015-02-15T15:40:00</dc:date>
            </office:change-info>
            <text:p text:style-name="P13">Element</text:p>
          </text:deletion>
        </text:changed-region>
        <text:changed-region xml:id="ct62137104" text:id="ct62137104">
          <text:deletion>
            <office:change-info>
              <dc:creator>Balazs Racz</dc:creator>
              <dc:date>2015-02-15T16:05:00</dc:date>
            </office:change-info>
            <text:p text:style-name="P13"><text:s/>is defined as the End Address of the previous Data Element plus the value of the `offset' attribute.</text:p>
            <text:p text:style-name="P13">The Size of the &lt;bit&gt; </text:p>
          </text:deletion>
        </text:changed-region>
        <text:changed-region xml:id="ct61662976" text:id="ct61662976">
          <text:deletion>
            <office:change-info>
              <dc:creator>Balazs Racz</dc:creator>
              <dc:date>2015-02-15T15:40:00</dc:date>
            </office:change-info>
            <text:p text:style-name="P13">Element</text:p>
          </text:deletion>
        </text:changed-region>
        <text:changed-region xml:id="ct63174672" text:id="ct63174672">
          <text:deletion>
            <office:change-info>
              <dc:creator>Balazs Racz</dc:creator>
              <dc:date>2015-02-15T16:05:00</dc:date>
            </office:change-info>
            <text:p text:style-name="P13"><text:s/>defines a Variable of boolean value.</text:p>
            <text:p text:style-name="P13">The Address of the &lt;bit&gt; </text:p>
          </text:deletion>
        </text:changed-region>
        <text:changed-region xml:id="ct63213936" text:id="ct63213936">
          <text:deletion>
            <office:change-info>
              <dc:creator>Balazs Racz</dc:creator>
              <dc:date>2015-02-15T15:40:00</dc:date>
            </office:change-info>
            <text:p text:style-name="P13">Element</text:p>
          </text:deletion>
        </text:changed-region>
        <text:changed-region xml:id="ct62131088" text:id="ct62131088">
          <text:deletion>
            <office:change-info>
              <dc:creator>Balazs Racz</dc:creator>
              <dc:date>2015-02-15T16:05:00</dc:date>
            </office:change-info>
            <text:p text:style-name="P13">&lt;bit&gt; Element</text:p>
            <text:p text:style-name="P13">The &lt;bit&gt; </text:p>
          </text:deletion>
        </text:changed-region>
        <text:changed-region xml:id="ct62133344" text:id="ct62133344">
          <text:deletion>
            <office:change-info>
              <dc:creator>Balazs Racz</dc:creator>
              <dc:date>2015-02-15T16:06:00</dc:date>
            </office:change-info>
            <text:p text:style-name="P13"/>
            <text:p text:style-name="P13"/>
          </text:deletion>
        </text:changed-region>
        <text:changed-region xml:id="ct61666400" text:id="ct61666400">
          <text:deletion>
            <office:change-info>
              <dc:creator>Balazs Racz</dc:creator>
              <dc:date>2015-02-15T15:40:00</dc:date>
            </office:change-info>
            <text:p text:style-name="P14">Element</text:p>
          </text:deletion>
        </text:changed-region>
        <text:changed-region xml:id="ct61666768" text:id="ct61666768">
          <text:insertion>
            <office:change-info>
              <dc:creator>Balazs Racz</dc:creator>
              <dc:date>2015-02-15T15:40:00</dc:date>
            </office:change-info>
          </text:insertion>
        </text:changed-region>
        <text:changed-region xml:id="ct63223184" text:id="ct63223184">
          <text:deletion>
            <office:change-info>
              <dc:creator>Balazs Racz</dc:creator>
              <dc:date>2015-02-15T16:06:00</dc:date>
            </office:change-info>
            <text:p text:style-name="P14">boolean</text:p>
          </text:deletion>
        </text:changed-region>
        <text:changed-region xml:id="ct63219712" text:id="ct63219712">
          <text:insertion>
            <office:change-info>
              <dc:creator>Balazs Racz</dc:creator>
              <dc:date>2015-02-15T16:06:00</dc:date>
            </office:change-info>
          </text:insertion>
        </text:changed-region>
        <text:changed-region xml:id="ct62137792" text:id="ct62137792">
          <text:deletion>
            <office:change-info>
              <dc:creator>Balazs Racz</dc:creator>
              <dc:date>2015-02-15T16:13:00</dc:date>
            </office:change-info>
            <text:p text:style-name="P14"><text:s/>is defined as the End Address of the previous Data Element plus the value of the `offset' attribute.</text:p>
            <text:p text:style-name="P14"/>
          </text:deletion>
        </text:changed-region>
        <text:changed-region xml:id="ct62137600" text:id="ct62137600">
          <text:deletion>
            <office:change-info>
              <dc:creator>Balazs Racz</dc:creator>
              <dc:date>2015-02-15T15:40:00</dc:date>
            </office:change-info>
            <text:p text:style-name="P14">Element</text:p>
          </text:deletion>
        </text:changed-region>
        <text:changed-region xml:id="ct63208480" text:id="ct63208480">
          <text:deletion>
            <office:change-info>
              <dc:creator>Balazs Racz</dc:creator>
              <dc:date>2015-02-15T16:13:00</dc:date>
            </office:change-info>
            <text:p text:style-name="P14">The Address of the &lt;int&gt; </text:p>
          </text:deletion>
        </text:changed-region>
        <text:changed-region xml:id="ct62128544" text:id="ct62128544">
          <text:deletion>
            <office:change-info>
              <dc:creator>Balazs Racz</dc:creator>
              <dc:date>2015-02-15T15:40:00</dc:date>
            </office:change-info>
            <text:p text:style-name="P14">Element</text:p>
          </text:deletion>
        </text:changed-region>
        <text:changed-region xml:id="ct62128736" text:id="ct62128736">
          <text:insertion>
            <office:change-info>
              <dc:creator>Balazs Racz</dc:creator>
              <dc:date>2015-02-15T15:40:00</dc:date>
            </office:change-info>
          </text:insertion>
        </text:changed-region>
        <text:changed-region xml:id="ct61667472" text:id="ct61667472">
          <text:deletion>
            <office:change-info>
              <dc:creator>Balazs Racz</dc:creator>
              <dc:date>2015-02-15T16:13:00</dc:date>
            </office:change-info>
            <text:p text:style-name="P15">falling outside of the range </text:p>
          </text:deletion>
        </text:changed-region>
        <text:changed-region xml:id="ct62128928" text:id="ct62128928">
          <text:insertion>
            <office:change-info>
              <dc:creator>Balazs Racz</dc:creator>
              <dc:date>2015-02-15T16:13:00</dc:date>
            </office:change-info>
          </text:insertion>
        </text:changed-region>
        <text:changed-region xml:id="ct62141808" text:id="ct62141808">
          <text:insertion>
            <office:change-info>
              <dc:creator>Balazs Racz</dc:creator>
              <dc:date>2015-02-15T16:14:00</dc:date>
            </office:change-info>
          </text:insertion>
        </text:changed-region>
        <text:changed-region xml:id="ct62142000" text:id="ct62142000">
          <text:insertion>
            <office:change-info>
              <dc:creator>Balazs Racz</dc:creator>
              <dc:date>2015-02-15T16:14:00</dc:date>
            </office:change-info>
          </text:insertion>
        </text:changed-region>
        <text:changed-region xml:id="ct62142736" text:id="ct62142736">
          <text:deletion>
            <office:change-info>
              <dc:creator>Balazs Racz</dc:creator>
              <dc:date>2015-02-15T16:14:00</dc:date>
            </office:change-info>
            <text:p text:style-name="P15"><text:s/>and </text:p>
          </text:deletion>
        </text:changed-region>
        <text:changed-region xml:id="ct62142928" text:id="ct62142928">
          <text:deletion>
            <office:change-info>
              <dc:creator>Balazs Racz</dc:creator>
              <dc:date>2015-02-15T16:14:00</dc:date>
            </office:change-info>
            <text:p text:style-name="P15">s</text:p>
          </text:deletion>
        </text:changed-region>
        <text:changed-region xml:id="ct62140448" text:id="ct62140448">
          <text:deletion>
            <office:change-info>
              <dc:creator>Balazs Racz</dc:creator>
              <dc:date>2015-02-15T15:40:00</dc:date>
            </office:change-info>
            <text:p text:style-name="P16">Element</text:p>
          </text:deletion>
        </text:changed-region>
        <text:changed-region xml:id="ct62087968" text:id="ct62087968">
          <text:insertion>
            <office:change-info>
              <dc:creator>Balazs Racz</dc:creator>
              <dc:date>2015-02-15T15:40:00</dc:date>
            </office:change-info>
          </text:insertion>
        </text:changed-region>
        <text:changed-region xml:id="ct62138624" text:id="ct62138624">
          <text:deletion>
            <office:change-info>
              <dc:creator>Balazs Racz</dc:creator>
              <dc:date>2015-02-15T16:14:00</dc:date>
            </office:change-info>
            <text:p text:style-name="P17"><text:s/>is defined as the End Address of the previous Data Element plus the value of the `offset' attribute.</text:p>
            <text:p text:style-name="P17"/>
          </text:deletion>
        </text:changed-region>
        <text:changed-region xml:id="ct62142384" text:id="ct62142384">
          <text:deletion>
            <office:change-info>
              <dc:creator>Balazs Racz</dc:creator>
              <dc:date>2015-02-15T15:40:00</dc:date>
            </office:change-info>
            <text:p text:style-name="P17">Element</text:p>
          </text:deletion>
        </text:changed-region>
        <text:changed-region xml:id="ct62142192" text:id="ct62142192">
          <text:deletion>
            <office:change-info>
              <dc:creator>Balazs Racz</dc:creator>
              <dc:date>2015-02-15T16:14:00</dc:date>
            </office:change-info>
            <text:p text:style-name="P17">The Address of the &lt;<text:span text:style-name="T8">string</text:span>&gt; </text:p>
          </text:deletion>
        </text:changed-region>
        <text:changed-region xml:id="ct62138816" text:id="ct62138816">
          <text:deletion>
            <office:change-info>
              <dc:creator>Balazs Racz</dc:creator>
              <dc:date>2015-02-15T15:40:00</dc:date>
            </office:change-info>
            <text:p text:style-name="P17">Element</text:p>
          </text:deletion>
        </text:changed-region>
        <text:changed-region xml:id="ct62139008" text:id="ct62139008">
          <text:insertion>
            <office:change-info>
              <dc:creator>Balazs Racz</dc:creator>
              <dc:date>2015-02-15T15:40:00</dc:date>
            </office:change-info>
          </text:insertion>
        </text:changed-region>
        <text:changed-region xml:id="ct62088672" text:id="ct62088672">
          <text:deletion>
            <office:change-info>
              <dc:creator>Balazs Racz</dc:creator>
              <dc:date>2015-02-15T15:40:00</dc:date>
            </office:change-info>
            <text:p text:style-name="P18">Element</text:p>
          </text:deletion>
        </text:changed-region>
        <text:changed-region xml:id="ct62767328" text:id="ct62767328">
          <text:insertion>
            <office:change-info>
              <dc:creator>Balazs Racz</dc:creator>
              <dc:date>2015-02-15T15:40:00</dc:date>
            </office:change-info>
          </text:insertion>
        </text:changed-region>
        <text:changed-region xml:id="ct62766864" text:id="ct62766864">
          <text:insertion>
            <office:change-info>
              <dc:creator>Balazs Racz</dc:creator>
              <dc:date>2015-02-15T16:28:00</dc:date>
            </office:change-info>
          </text:insertion>
        </text:changed-region>
        <text:changed-region xml:id="ct62767056" text:id="ct62767056">
          <text:deletion>
            <office:change-info>
              <dc:creator>Balazs Racz</dc:creator>
              <dc:date>2015-02-15T16:28:00</dc:date>
            </office:change-info>
            <text:p text:style-name="P18">zero</text:p>
          </text:deletion>
        </text:changed-region>
        <text:changed-region xml:id="ct62139200" text:id="ct62139200">
          <text:insertion>
            <office:change-info>
              <dc:creator>Balazs Racz</dc:creator>
              <dc:date>2015-02-15T16:28:00</dc:date>
            </office:change-info>
          </text:insertion>
        </text:changed-region>
        <text:changed-region xml:id="ct62075152" text:id="ct62075152">
          <text:deletion>
            <office:change-info>
              <dc:creator>Balazs Racz</dc:creator>
              <dc:date>2015-02-15T15:40:00</dc:date>
            </office:change-info>
            <text:p text:style-name="P19">Element</text:p>
          </text:deletion>
        </text:changed-region>
        <text:changed-region xml:id="ct62079232" text:id="ct62079232">
          <text:insertion>
            <office:change-info>
              <dc:creator>Balazs Racz</dc:creator>
              <dc:date>2015-02-15T15:40:00</dc:date>
            </office:change-info>
          </text:insertion>
        </text:changed-region>
        <text:changed-region xml:id="ct63230464" text:id="ct63230464">
          <text:deletion>
            <office:change-info>
              <dc:creator>Balazs Racz</dc:creator>
              <dc:date>2015-02-15T16:15:00</dc:date>
            </office:change-info>
            <text:p text:style-name="P20"><text:s/>is defined as the End Address of the previous Data Element plus the value of the `offset' attribute.</text:p>
            <text:p text:style-name="P20"/>
          </text:deletion>
        </text:changed-region>
        <text:changed-region xml:id="ct62772480" text:id="ct62772480">
          <text:deletion>
            <office:change-info>
              <dc:creator>Balazs Racz</dc:creator>
              <dc:date>2015-02-15T15:40:00</dc:date>
            </office:change-info>
            <text:p text:style-name="P20">Element</text:p>
          </text:deletion>
        </text:changed-region>
        <text:changed-region xml:id="ct63229712" text:id="ct63229712">
          <text:deletion>
            <office:change-info>
              <dc:creator>Balazs Racz</dc:creator>
              <dc:date>2015-02-15T16:15:00</dc:date>
            </office:change-info>
            <text:p text:style-name="P20">The Address of the &lt;<text:span text:style-name="T9">eventid</text:span>&gt; </text:p>
          </text:deletion>
        </text:changed-region>
        <text:changed-region xml:id="ct63230656" text:id="ct63230656">
          <text:deletion>
            <office:change-info>
              <dc:creator>Balazs Racz</dc:creator>
              <dc:date>2015-02-15T15:40:00</dc:date>
            </office:change-info>
            <text:p text:style-name="P20">Element</text:p>
          </text:deletion>
        </text:changed-region>
        <text:changed-region xml:id="ct63230896" text:id="ct63230896">
          <text:insertion>
            <office:change-info>
              <dc:creator>Balazs Racz</dc:creator>
              <dc:date>2015-02-15T15:40:00</dc:date>
            </office:change-info>
          </text:insertion>
        </text:changed-region>
        <text:changed-region xml:id="ct63240800" text:id="ct63240800">
          <text:deletion>
            <office:change-info>
              <dc:creator>Balazs Racz</dc:creator>
              <dc:date>2015-02-15T15:40:00</dc:date>
            </office:change-info>
            <text:p text:style-name="P21">Element</text:p>
          </text:deletion>
        </text:changed-region>
        <text:changed-region xml:id="ct63237088" text:id="ct63237088">
          <text:insertion>
            <office:change-info>
              <dc:creator>Balazs Racz</dc:creator>
              <dc:date>2015-02-15T15:40:00</dc:date>
            </office:change-info>
          </text:insertion>
        </text:changed-region>
        <text:changed-region xml:id="ct62805520" text:id="ct62805520">
          <text:insertion>
            <office:change-info>
              <dc:creator>Balazs Racz</dc:creator>
              <dc:date>2015-02-15T16:32:00</dc:date>
            </office:change-info>
          </text:insertion>
        </text:changed-region>
        <text:changed-region xml:id="ct63238368" text:id="ct63238368">
          <text:deletion>
            <office:change-info>
              <dc:creator>Balazs Racz</dc:creator>
              <dc:date>2015-02-15T16:33:00</dc:date>
            </office:change-info>
            <text:p text:style-name="P22">&lt;?xml version="1.0" encoding="utf-8"?&gt;</text:p>
            <text:p text:style-name="P23">&lt;?xml-stylesheet href="schema2xhtml.xsl" type="text/xsl"?&gt;</text:p>
            <text:p text:style-name="P23">&lt;!-- XML Schema for OpenLCB Configuration Description Information (CDI) <text:s text:c="4"/>--&gt;</text:p>
            <text:p text:style-name="P23">&lt;xs:schema version="CDI 1.1" xmlns:xs="http://www.w3.org/2001/XMLSchema" xmlns:xsi="http://www.w3.org/2001/XMLSchema-instance"&gt;</text:p>
            <text:p text:style-name="P23"><text:s text:c="2"/></text:p>
            <text:p text:style-name="P23"><text:s text:c="2"/>&lt;xs:complexType name="mapType"&gt;</text:p>
            <text:p text:style-name="P23"><text:s text:c="4"/>&lt;xs:annotation&gt;</text:p>
            <text:p text:style-name="P23"><text:s text:c="6"/>&lt;xs:documentation&gt;</text:p>
            <text:p text:style-name="P23"><text:s text:c="8"/>A map relates one or more property elements (keys) </text:p>
            <text:p text:style-name="P23"><text:s text:c="8"/>to specific values.</text:p>
            <text:p text:style-name="P23"><text:s text:c="6"/>&lt;/xs:documentation&gt;</text:p>
            <text:p text:style-name="P23"><text:s text:c="4"/>&lt;/xs:annotation&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relation" minOccurs="0" maxOccurs="unbounded"&gt;</text:p>
            <text:p text:style-name="P23"><text:s text:c="8"/>&lt;xs:complexType&gt;</text:p>
            <text:p text:style-name="P23"><text:s text:c="10"/>&lt;xs:sequence&gt;</text:p>
            <text:p text:style-name="P23"><text:s text:c="12"/>&lt;xs:element name="property" minOccurs="1" maxOccurs="1" /&gt;</text:p>
            <text:p text:style-name="P23"><text:s text:c="12"/>&lt;xs:element name="value" minOccurs="1" maxOccurs="1" /&gt;</text:p>
            <text:p text:style-name="P23"><text:s text:c="10"/>&lt;/xs:sequence&gt;</text:p>
            <text:p text:style-name="P23"><text:s text:c="8"/>&lt;/xs:complexType&gt;</text:p>
            <text:p text:style-name="P23"><text:s text:c="6"/>&lt;/xs:element&gt;</text:p>
            <text:p text:style-name="P23"><text:s text:c="4"/>&lt;/xs:sequence&gt;</text:p>
            <text:p text:style-name="P23"><text:s text:c="2"/>&lt;/xs:complexType&gt;</text:p>
            <text:p text:style-name="P23"><text:s text:c="2"/></text:p>
            <text:p text:style-name="P23"><text:s text:c="2"/>&lt;xs:complexType name="group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repname" minOccurs="0" maxOccurs="1" /&gt;</text:p>
            <text:p text:style-name="P23"><text:s text:c="6"/>&lt;xs:choice minOccurs="0" maxOccurs="unbounded"&gt;</text:p>
            <text:p text:style-name="P23"><text:s text:c="8"/>&lt;xs:annotation&gt;</text:p>
            <text:p text:style-name="P23"><text:s text:c="10"/>&lt;xs:documentation&gt;</text:p>
            <text:p text:style-name="P23"><text:s text:c="12"/>Allows any sequence of the contained element types</text:p>
            <text:p text:style-name="P23"><text:s text:c="10"/>&lt;/xs:documentation&gt;</text:p>
            <text:p text:style-name="P23"><text:s text:c="8"/>&lt;/xs:annotation&gt;</text:p>
            <text:p text:style-name="P23"><text:s text:c="8"/>&lt;xs:element name="group" type="groupType" minOccurs="0" maxOccurs="1" /&gt;</text:p>
            <text:p text:style-name="P23"><text:s text:c="8"/>&lt;xs:element name="bit" type="bitType" minOccurs="0" maxOccurs="1" /&gt;</text:p>
            <text:p text:style-name="P23"><text:s text:c="8"/>&lt;xs:element name="string" type="stringType" minOccurs="0" maxOccurs="1" /&gt;</text:p>
            <text:p text:style-name="P23"><text:s text:c="8"/>&lt;xs:element name="int" type="intType" minOccurs="0" maxOccurs="1" /&gt;</text:p>
            <text:p text:style-name="P23"><text:s text:c="8"/>&lt;xs:element name="eventid" type="eventidType" minOccurs="0" maxOccurs="1" /&gt;</text:p>
            <text:p text:style-name="P23"><text:s text:c="6"/>&lt;/xs:choice&gt;</text:p>
            <text:p text:style-name="P23"><text:s text:c="4"/>&lt;/xs:sequence&gt;</text:p>
            <text:p text:style-name="P23"><text:s text:c="4"/>&lt;xs:attribute name="offset" type="xs:int" default="0"&gt;</text:p>
            <text:p text:style-name="P23"><text:s text:c="6"/>&lt;xs:annotation&gt;</text:p>
            <text:p text:style-name="P23"><text:s text:c="8"/>&lt;xs:documentation&gt;</text:p>
            <text:p text:style-name="P22"><text:s text:c="10"/>Positive or negative offset between the address of </text:p>
            <text:p text:style-name="P23"><text:s text:c="10"/>the previous element and the start of this group's contents.</text:p>
            <text:p text:style-name="P23"><text:s text:c="8"/>&lt;/xs:documentation&gt;</text:p>
            <text:p text:style-name="P23"><text:s text:c="6"/>&lt;/xs:annotation&gt;</text:p>
            <text:p text:style-name="P23"><text:s text:c="4"/>&lt;/xs:attribute&gt;</text:p>
            <text:p text:style-name="P23"><text:s text:c="4"/>&lt;xs:attribute name="replication" type="xs:int" default="1" /&gt;</text:p>
            <text:p text:style-name="P23"><text:s text:c="2"/>&lt;/xs:complexType&gt;</text:p>
            <text:p text:style-name="P23"><text:s text:c="2"/></text:p>
            <text:p text:style-name="P23"><text:s text:c="2"/>&lt;xs:complexType name="eventid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 /&gt;</text:p>
            <text:p text:style-name="P23"><text:s text:c="4"/>&lt;/xs:sequenc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ext:p>
            <text:p text:style-name="P23"><text:s text:c="10"/>the end of previous element and the start of </text:p>
            <text:p text:style-name="P23"><text:s text:c="10"/>this elements's contents.</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int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in" minOccurs="0" maxOccurs="1" /&gt;</text:p>
            <text:p text:style-name="P23"><text:s text:c="6"/>&lt;xs:element name="max" minOccurs="0" maxOccurs="1" /&gt;</text:p>
            <text:p text:style-name="P23"><text:s text:c="6"/>&lt;xs:element name="default" minOccurs="0" maxOccurs="1" /&gt;</text:p>
            <text:p text:style-name="P23"><text:s text:c="6"/>&lt;xs:element name="map" type="mapType" minOccurs="0" maxOccurs="1"&gt;</text:p>
            <text:p text:style-name="P23"><text:s text:c="8"/>&lt;xs:annotation&gt;</text:p>
            <text:p text:style-name="P23"><text:s text:c="10"/>&lt;xs:documentation&gt;</text:p>
            <text:p text:style-name="P23"><text:s text:c="12"/>The 'value' of each entry is displayed, and </text:p>
            <text:p text:style-name="P23"><text:s text:c="12"/>the 'property' content (number) is sent </text:p>
            <text:p text:style-name="P23"><text:s text:c="12"/>to/from the node</text:p>
            <text:p text:style-name="P23"><text:s text:c="10"/>&lt;/xs:documentation&gt;</text:p>
            <text:p text:style-name="P23"><text:s text:c="8"/>&lt;/xs:annotation&gt;</text:p>
            <text:p text:style-name="P23"><text:s text:c="6"/>&lt;/xs:element&gt;</text:p>
            <text:p text:style-name="P23"><text:s text:c="4"/>&lt;/xs:sequence&gt;</text:p>
            <text:p text:style-name="P23"><text:s text:c="4"/>&lt;xs:attribute name="size" type="xs:int" default="1"&gt;</text:p>
            <text:p text:style-name="P23"><text:s text:c="6"/>&lt;xs:annotation&gt;</text:p>
            <text:p text:style-name="P23"><text:s text:c="8"/>&lt;xs:documentation&gt;</text:p>
            <text:p text:style-name="P23"><text:s text:c="10"/>Storage size of this variable in bytes.</text:p>
            <text:p text:style-name="P23"><text:s text:c="8"/>&lt;/xs:documentation&gt;</text:p>
            <text:p text:style-name="P23"><text:s text:c="6"/>&lt;/xs:annotation&gt;</text:p>
            <text:p text:style-name="P22"><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text:p>
            <text:p text:style-name="P23"><text:s text:c="10"/>address of the end of previous element and the </text:p>
            <text:p text:style-name="P23"><text:s text:c="10"/>start of this elements's contents. </text:p>
            <text:p text:style-name="P23"><text:s text:c="10"/>Offset of zero means that this element starts </text:p>
            <text:p text:style-name="P23"><text:s text:c="10"/>immediately 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bit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gt;</text:p>
            <text:p text:style-name="P23"><text:s text:c="8"/>&lt;xs:annotation&gt;</text:p>
            <text:p text:style-name="P23"><text:s text:c="10"/>&lt;xs:documentation&gt;</text:p>
            <text:p text:style-name="P23"><text:s text:c="12"/>The 'value' of each entry is displayed, and</text:p>
            <text:p text:style-name="P23"><text:s text:c="12"/>the 'property' content (number) is sent to/from the node</text:p>
            <text:p text:style-name="P23"><text:s text:c="10"/>&lt;/xs:documentation&gt;</text:p>
            <text:p text:style-name="P23"><text:s text:c="8"/>&lt;/xs:annotation&gt;</text:p>
            <text:p text:style-name="P23"><text:s text:c="6"/>&lt;/xs:element&gt;</text:p>
            <text:p text:style-name="P23"><text:s text:c="4"/>&lt;/xs:sequence&gt;</text:p>
            <text:p text:style-name="P23"><text:s text:c="4"/>&lt;xs:attribute name="size" type="xs:int" default="1"&gt;</text:p>
            <text:p text:style-name="P23"><text:s text:c="6"/>&lt;xs:annotation&gt;</text:p>
            <text:p text:style-name="P23"><text:s text:c="8"/>&lt;xs:documentation&gt;</text:p>
            <text:p text:style-name="P23"><text:s text:c="10"/>Storage size of this variable in bits.</text:p>
            <text:p text:style-name="P23"><text:s text:c="8"/>&lt;/xs:documentation&gt;</text:p>
            <text:p text:style-name="P23"><text:s text:c="6"/>&lt;/xs:annotation&gt;</text:p>
            <text:p text:style-name="P23"><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he </text:p>
            <text:p text:style-name="P23"><text:s text:c="10"/>previous element and the start of this <text:span text:style-name="T10">element</text:span>'s contents. </text:p>
            <text:p text:style-name="P23"><text:s text:c="10"/>Offset of zero means that this element starts immediately </text:p>
            <text:p text:style-name="P23"><text:s text:c="10"/>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complexType name="stringType"&gt;</text:p>
            <text:p text:style-name="P23"><text:s text:c="4"/>&lt;xs:sequence&gt;</text:p>
            <text:p text:style-name="P23"><text:s text:c="6"/>&lt;xs:element name="name" minOccurs="0" maxOccurs="1" /&gt;</text:p>
            <text:p text:style-name="P23"><text:s text:c="6"/>&lt;xs:element name="description" minOccurs="0" maxOccurs="1" /&gt;</text:p>
            <text:p text:style-name="P23"><text:s text:c="6"/>&lt;xs:element name="map" type="mapType" minOccurs="0" maxOccurs="1" /&gt;</text:p>
            <text:p text:style-name="P23"><text:s text:c="4"/>&lt;/xs:sequence&gt;</text:p>
            <text:p text:style-name="P23"><text:s text:c="4"/>&lt;xs:attribute name="size" type="xs:int" use="required"&gt;</text:p>
            <text:p text:style-name="P23"><text:s text:c="6"/>&lt;xs:annotation&gt;</text:p>
            <text:p text:style-name="P23"><text:s text:c="8"/>&lt;xs:documentation&gt;</text:p>
            <text:p text:style-name="P23"><text:s text:c="10"/>Storage size of this variable in bytes. </text:p>
            <text:p text:style-name="P23"><text:s text:c="10"/>This includes the trailing null byte that </text:p>
            <text:p text:style-name="P23"><text:s text:c="10"/>terminates the string content.</text:p>
            <text:p text:style-name="P23"><text:s text:c="8"/>&lt;/xs:documentation&gt;</text:p>
            <text:p text:style-name="P23"><text:s text:c="6"/>&lt;/xs:annotation&gt;</text:p>
            <text:p text:style-name="P23"><text:s text:c="4"/>&lt;/xs:attribute&gt;</text:p>
            <text:p text:style-name="P23"><text:s text:c="4"/>&lt;xs:attribute name="offset" type="xs:int" default="0"&gt;</text:p>
            <text:p text:style-name="P23"><text:s text:c="6"/>&lt;xs:annotation&gt;</text:p>
            <text:p text:style-name="P23"><text:s text:c="8"/>&lt;xs:documentation&gt;</text:p>
            <text:p text:style-name="P23"><text:s text:c="10"/>Positive or negative offset between the address of the </text:p>
            <text:p text:style-name="P23"><text:s text:c="10"/>previous element and the start of this <text:span text:style-name="T10">element</text:span>'s contents. </text:p>
            <text:p text:style-name="P23"><text:s text:c="10"/>Offset of zero means that this element starts </text:p>
            <text:p text:style-name="P23"><text:s text:c="10"/>immediately after the previous one.</text:p>
            <text:p text:style-name="P23"><text:s text:c="8"/>&lt;/xs:documentation&gt;</text:p>
            <text:p text:style-name="P23"><text:s text:c="6"/>&lt;/xs:annotation&gt;</text:p>
            <text:p text:style-name="P23"><text:s text:c="4"/>&lt;/xs:attribute&gt;</text:p>
            <text:p text:style-name="P23"><text:s text:c="2"/>&lt;/xs:complexType&gt;</text:p>
            <text:p text:style-name="P23"><text:s text:c="2"/></text:p>
            <text:p text:style-name="P23"><text:s text:c="2"/>&lt;xs:element name="cdi"&gt;</text:p>
            <text:p text:style-name="P23"><text:s text:c="4"/>&lt;xs:annotation&gt;</text:p>
            <text:p text:style-name="P23"><text:s text:c="6"/>&lt;xs:documentation&gt;</text:p>
            <text:p text:style-name="P23"><text:s text:c="8"/>This is the schema for Configuration </text:p>
            <text:p text:style-name="P23"><text:s text:c="8"/>Description Information (cdi)</text:p>
            <text:p text:style-name="P23"><text:s text:c="6"/>&lt;/xs:documentation&gt;</text:p>
            <text:p text:style-name="P23"><text:s text:c="4"/>&lt;/xs:annotation&gt;</text:p>
            <text:p text:style-name="P23"><text:s text:c="4"/>&lt;xs:complexType&gt;</text:p>
            <text:p text:style-name="P23"><text:s text:c="6"/>&lt;xs:sequence&gt;</text:p>
            <text:p text:style-name="P23"><text:s text:c="8"/>&lt;xs:element name="identification" minOccurs="0" maxOccurs="1"&gt;</text:p>
            <text:p text:style-name="P23"><text:s text:c="10"/>&lt;xs:annotation&gt;</text:p>
            <text:p text:style-name="P23"><text:s text:c="12"/>&lt;xs:documentation&gt;</text:p>
            <text:p text:style-name="P23"><text:s text:c="14"/>Common first element to identify the decoder</text:p>
            <text:p text:style-name="P23"><text:s text:c="12"/>&lt;/xs:documentation&gt;</text:p>
            <text:p text:style-name="P23"><text:s text:c="10"/>&lt;/xs:annotation&gt;</text:p>
            <text:p text:style-name="P23"><text:s text:c="10"/>&lt;xs:complexType&gt;</text:p>
            <text:p text:style-name="P23"><text:s text:c="12"/>&lt;xs:sequence&gt;</text:p>
            <text:p text:style-name="P23"><text:s text:c="14"/>&lt;xs:element name="manufacturer" minOccurs="0" maxOccurs="1" /&gt;</text:p>
            <text:p text:style-name="P23"><text:s text:c="14"/>&lt;xs:element name="model" minOccurs="0" maxOccurs="1" /&gt;</text:p>
            <text:p text:style-name="P23"><text:s text:c="14"/>&lt;xs:element name="hardwareVersion" minOccurs="0" maxOccurs="1" /&gt;</text:p>
            <text:p text:style-name="P23"><text:s text:c="14"/>&lt;xs:element name="softwareVersion" minOccurs="0" maxOccurs="1" /&gt;</text:p>
            <text:p text:style-name="P23"><text:s text:c="14"/>&lt;xs:element name="map" type="mapType" minOccurs="0" maxOccurs="1"&gt;</text:p>
            <text:p text:style-name="P23"><text:s text:c="16"/>&lt;xs:annotation&gt;</text:p>
            <text:p text:style-name="P23"><text:s text:c="18"/>&lt;xs:documentation&gt;</text:p>
            <text:p text:style-name="P23"><text:s text:c="20"/>This map can be used to add arbitrary key/value </text:p>
            <text:p text:style-name="P23"><text:s text:c="20"/>descriptions of the node.</text:p>
            <text:p text:style-name="P23"><text:s text:c="18"/>&lt;/xs:documentation&gt;</text:p>
            <text:p text:style-name="P23"><text:s text:c="16"/>&lt;/xs:annotation&gt;</text:p>
            <text:p text:style-name="P23"><text:s text:c="14"/>&lt;/xs:element&gt;</text:p>
            <text:p text:style-name="P23"><text:s text:c="12"/>&lt;/xs:sequence&gt;</text:p>
            <text:p text:style-name="P23"><text:s text:c="10"/>&lt;/xs:complexType&gt;</text:p>
            <text:p text:style-name="P23"><text:s text:c="8"/>&lt;/xs:element&gt;</text:p>
            <text:p text:style-name="P23"><text:s text:c="8"/>&lt;xs:element name="acdi" minOccurs="0" maxOccurs="1"&gt;</text:p>
            <text:p text:style-name="P23"><text:s text:c="10"/>&lt;xs:annotation&gt;</text:p>
            <text:p text:style-name="P23"><text:s text:c="12"/>&lt;xs:documentation&gt;</text:p>
            <text:p text:style-name="P23"><text:s text:c="14"/>Element that identifies that memory information is available </text:p>
            <text:p text:style-name="P23"><text:s text:c="14"/>as defined by the Abbreviated Common Description Information </text:p>
            <text:p text:style-name="P23"><text:s text:c="14"/>(ACDI) standard.</text:p>
            <text:p text:style-name="P23"><text:s text:c="12"/>&lt;/xs:documentation&gt;</text:p>
            <text:p text:style-name="P23"><text:s text:c="10"/>&lt;/xs:annotation&gt;</text:p>
            <text:p text:style-name="P23"><text:s text:c="10"/>&lt;xs:complexType&gt;</text:p>
            <text:p text:style-name="P23"><text:s text:c="12"/>&lt;xs:attribute name="fixed" type="xs:int" default="4"&gt;</text:p>
            <text:p text:style-name="P23"><text:s text:c="14"/>&lt;xs:annotation&gt;</text:p>
            <text:p text:style-name="P23"><text:s text:c="16"/>&lt;xs:documentation&gt;</text:p>
            <text:p text:style-name="P23"><text:s text:c="18"/>The decimal version number of the format for the fixed </text:p>
            <text:p text:style-name="P23"><text:s text:c="18"/>definition information. See ACDI Specification.</text:p>
            <text:p text:style-name="P23"><text:s text:c="16"/>&lt;/xs:documentation&gt;</text:p>
            <text:p text:style-name="P23"><text:s text:c="14"/>&lt;/xs:annotation&gt;</text:p>
            <text:p text:style-name="P23"><text:s text:c="12"/>&lt;/xs:attribute&gt;</text:p>
            <text:p text:style-name="P23"><text:s text:c="12"/>&lt;xs:attribute name="var" type="xs:int" default="2"&gt;</text:p>
            <text:p text:style-name="P23"><text:s text:c="14"/>&lt;xs:annotation&gt;</text:p>
            <text:p text:style-name="P23"><text:s text:c="16"/>&lt;xs:documentation&gt;</text:p>
            <text:p text:style-name="P23"><text:s text:c="18"/>The decimal version number of the format for </text:p>
            <text:p text:style-name="P23"><text:s text:c="18"/>the variable definition information. <text:s/>See ACDI Specification.</text:p>
            <text:p text:style-name="P23"><text:s text:c="16"/>&lt;/xs:documentation&gt;</text:p>
            <text:p text:style-name="P23"><text:s text:c="14"/>&lt;/xs:annotation&gt;</text:p>
            <text:p text:style-name="P23"><text:s text:c="12"/>&lt;/xs:attribute&gt;</text:p>
            <text:p text:style-name="P23"><text:s text:c="10"/>&lt;/xs:complexType&gt;</text:p>
            <text:p text:style-name="P23"><text:s text:c="8"/>&lt;/xs:element&gt;</text:p>
            <text:p text:style-name="P23"><text:s text:c="8"/>&lt;xs:element name="segment" minOccurs="0" maxOccurs="unbounded"&gt;</text:p>
            <text:p text:style-name="P23"><text:s text:c="10"/>&lt;xs:annotation&gt;</text:p>
            <text:p text:style-name="P23"><text:s text:c="12"/>&lt;xs:documentation&gt;</text:p>
            <text:p text:style-name="P23"><text:s text:c="14"/>Define the contents of a memory space</text:p>
            <text:p text:style-name="P23"><text:s text:c="12"/>&lt;/xs:documentation&gt;</text:p>
            <text:p text:style-name="P23"><text:s text:c="10"/>&lt;/xs:annotation&gt;</text:p>
            <text:p text:style-name="P23"><text:s text:c="10"/>&lt;xs:complexType&gt;</text:p>
            <text:p text:style-name="P23"><text:s text:c="12"/>&lt;xs:sequence&gt;</text:p>
            <text:p text:style-name="P23"><text:s text:c="14"/>&lt;xs:element name="name" minOccurs="0" maxOccurs="1" /&gt;</text:p>
            <text:p text:style-name="P23"><text:s text:c="14"/>&lt;xs:element name="description" minOccurs="0" maxOccurs="1" /&gt;</text:p>
            <text:p text:style-name="P23"><text:s text:c="14"/>&lt;xs:choice minOccurs="0" maxOccurs="unbounded"&gt;</text:p>
            <text:p text:style-name="P23"><text:s text:c="16"/>&lt;xs:annotation&gt;</text:p>
            <text:p text:style-name="P23"><text:s text:c="18"/>&lt;xs:documentation&gt;</text:p>
            <text:p text:style-name="P23"><text:s text:c="20"/>Allows any sequence of the contained element types</text:p>
            <text:p text:style-name="P23"><text:s text:c="18"/>&lt;/xs:documentation&gt;</text:p>
            <text:p text:style-name="P23"><text:s text:c="16"/>&lt;/xs:annotation&gt;</text:p>
            <text:p text:style-name="P23"><text:s text:c="16"/>&lt;xs:element name="group" type="groupType" minOccurs="0" maxOccurs="1"&gt;</text:p>
            <text:p text:style-name="P23"><text:s text:c="18"/>&lt;xs:annotation&gt;</text:p>
            <text:p text:style-name="P23"><text:s text:c="20"/>&lt;xs:documentation&gt;</text:p>
            <text:p text:style-name="P23"><text:s text:c="22"/>Allows grouping and replication of multiple locations.</text:p>
            <text:p text:style-name="P23"><text:s text:c="20"/>&lt;/xs:documentation&gt;</text:p>
            <text:p text:style-name="P23"><text:s text:c="18"/>&lt;/xs:annotation&gt;</text:p>
            <text:p text:style-name="P23"><text:s text:c="16"/>&lt;/xs:element&gt;</text:p>
            <text:p text:style-name="P23"><text:s text:c="16"/>&lt;xs:element name="bit" type="bitType" minOccurs="0" maxOccurs="1"&gt;</text:p>
            <text:p text:style-name="P23"><text:s text:c="18"/>&lt;xs:annotation&gt;</text:p>
            <text:p text:style-name="P23"><text:s text:c="20"/>&lt;xs:documentation&gt;</text:p>
            <text:p text:style-name="P23"><text:s text:c="22"/>Describes a bit field in the data. </text:p>
            <text:p text:style-name="P23"><text:s text:c="22"/>The field can be considered either a number, </text:p>
            <text:p text:style-name="P23"><text:s text:c="22"/>or a set of specific coded values via a map.</text:p>
            <text:p text:style-name="P23"><text:s text:c="20"/>&lt;/xs:documentation&gt;</text:p>
            <text:p text:style-name="P23"><text:s text:c="18"/>&lt;/xs:annotation&gt;</text:p>
            <text:p text:style-name="P23"><text:s text:c="16"/>&lt;/xs:element&gt;</text:p>
            <text:p text:style-name="P23"><text:s text:c="16"/>&lt;xs:element name="string" type="stringType" minOccurs="0" maxOccurs="1"&gt;</text:p>
            <text:p text:style-name="P23"><text:s text:c="18"/>&lt;xs:annotation&gt;</text:p>
            <text:p text:style-name="P23"><text:s text:c="20"/>&lt;xs:documentation&gt;</text:p>
            <text:p text:style-name="P23"><text:s text:c="22"/>Describes a human-readable UTF-8 string in the data.</text:p>
            <text:p text:style-name="P23"><text:s text:c="20"/>&lt;/xs:documentation&gt;</text:p>
            <text:p text:style-name="P23"><text:s text:c="18"/>&lt;/xs:annotation&gt;</text:p>
            <text:p text:style-name="P23"><text:s text:c="16"/>&lt;/xs:element&gt;</text:p>
            <text:p text:style-name="P23"><text:s text:c="16"/>&lt;xs:element name="int" type="intType" minOccurs="0" maxOccurs="1"&gt;</text:p>
            <text:p text:style-name="P23"><text:s text:c="18"/>&lt;xs:annotation&gt;</text:p>
            <text:p text:style-name="P23"><text:s text:c="20"/>&lt;xs:documentation&gt;</text:p>
            <text:p text:style-name="P23"><text:s text:c="22"/>Describes an integer value in the data. </text:p>
            <text:p text:style-name="P23"><text:s text:c="22"/>The field can be considered either a number, </text:p>
            <text:p text:style-name="P23"><text:s text:c="22"/>or a set of specific coded values via a map.</text:p>
            <text:p text:style-name="P23"><text:s text:c="20"/>&lt;/xs:documentation&gt;</text:p>
            <text:p text:style-name="P23"><text:s text:c="18"/>&lt;/xs:annotation&gt;</text:p>
            <text:p text:style-name="P23"><text:s text:c="16"/>&lt;/xs:element&gt;</text:p>
            <text:p text:style-name="P23"><text:s text:c="16"/>&lt;xs:element name="eventid" type="eventidType" minOccurs="0" maxOccurs="1"&gt;</text:p>
            <text:p text:style-name="P23"><text:s text:c="18"/>&lt;xs:annotation&gt;</text:p>
            <text:p text:style-name="P23"><text:s text:c="20"/>&lt;xs:documentation&gt;</text:p>
            <text:p text:style-name="P23"><text:s text:c="22"/>Describes an 8-byte Event ID in the data.</text:p>
            <text:p text:style-name="P23"><text:s text:c="20"/>&lt;/xs:documentation&gt;</text:p>
            <text:p text:style-name="P23"><text:s text:c="18"/>&lt;/xs:annotation&gt;</text:p>
            <text:p text:style-name="P23"><text:s text:c="16"/>&lt;/xs:element&gt;</text:p>
            <text:p text:style-name="P23"/>
            <text:p text:style-name="P23">&lt;!-- </text:p>
            <text:p text:style-name="P23"><text:s text:c="16"/>XML Schema 1.1 construct expressing extensibility promise</text:p>
            <text:p text:style-name="P23"><text:s text:c="16"/>&lt;xs:any minOccurs="0" maxOccurs="1" processContents="lax"&gt;</text:p>
            <text:p text:style-name="P23"><text:s text:c="16"/>&lt;xs:assert test="every $x in * satisfies </text:p>
            <text:p text:style-name="P23"><text:s text:c="36"/>(exists($x/@size) and $x/@size castable to xs:integer)"/&gt; </text:p>
            <text:p text:style-name="P23"><text:s text:c="16"/>&lt;xs:assert test="every $x in * satisfies </text:p>
            <text:p text:style-name="P23"><text:s text:c="36"/>(exists($x/@offset) and $x/@offset castable to xs:integer)"/&gt; </text:p>
            <text:p text:style-name="P23"><text:s text:c="18"/>&lt;xs:annotation&gt;</text:p>
            <text:p text:style-name="P23"><text:s text:c="20"/>&lt;xs:documentation&gt;</text:p>
            <text:p text:style-name="P23"><text:s text:c="22"/>Extension point for future schema</text:p>
            <text:p text:style-name="P23"><text:s text:c="20"/>&lt;/xs:documentation&gt;</text:p>
            <text:p text:style-name="P23"><text:s text:c="18"/>&lt;/xs:annotation&gt;</text:p>
            <text:p text:style-name="P23"><text:s text:c="16"/>&lt;/xs:any&gt;</text:p>
            <text:p text:style-name="P23"><text:s/>--&gt;</text:p>
            <text:p text:style-name="P23"><text:s text:c="16"/></text:p>
            <text:p text:style-name="P23"><text:s text:c="14"/>&lt;/xs:choice&gt;</text:p>
            <text:p text:style-name="P23"><text:s text:c="12"/>&lt;/xs:sequence&gt;</text:p>
            <text:p text:style-name="P23"><text:s text:c="12"/>&lt;xs:attribute name="space" type="xs:int" use="required"&gt;</text:p>
            <text:p text:style-name="P23"><text:s text:c="14"/>&lt;xs:annotation&gt;</text:p>
            <text:p text:style-name="P23"><text:s text:c="16"/>&lt;xs:documentation&gt;</text:p>
            <text:p text:style-name="P23"><text:s text:c="18"/>The decimal number of the address space where the information is found.</text:p>
            <text:p text:style-name="P23"><text:s text:c="16"/>&lt;/xs:documentation&gt;</text:p>
            <text:p text:style-name="P23"><text:s text:c="14"/>&lt;/xs:annotation&gt;</text:p>
            <text:p text:style-name="P23"><text:s text:c="12"/>&lt;/xs:attribute&gt;</text:p>
            <text:p text:style-name="P23"><text:s text:c="12"/>&lt;xs:attribute name="origin" type="xs:int" default="0"&gt;</text:p>
            <text:p text:style-name="P23"><text:s text:c="14"/>&lt;xs:annotation&gt;</text:p>
            <text:p text:style-name="P23"><text:s text:c="16"/>&lt;xs:documentation&gt;</text:p>
            <text:p text:style-name="P23"><text:s text:c="18"/>Starting address of the segment's contents </text:p>
            <text:p text:style-name="P23"><text:s text:c="18"/>within the memory space.</text:p>
            <text:p text:style-name="P23"><text:s text:c="16"/>&lt;/xs:documentation&gt;</text:p>
            <text:p text:style-name="P23"><text:s text:c="14"/>&lt;/xs:annotation&gt;</text:p>
            <text:p text:style-name="P23"><text:s text:c="12"/>&lt;/xs:attribute&gt;</text:p>
            <text:p text:style-name="P23"><text:s text:c="10"/>&lt;/xs:complexType&gt;</text:p>
            <text:p text:style-name="P23"><text:s text:c="8"/>&lt;/xs:element&gt;</text:p>
            <text:p text:style-name="P23"><text:s text:c="6"/>&lt;/xs:sequence&gt;</text:p>
            <text:p text:style-name="P23"><text:s text:c="4"/>&lt;/xs:complexType&gt;</text:p>
            <text:p text:style-name="P23"><text:s text:c="2"/>&lt;/xs:element&gt;</text:p>
            <text:p text:style-name="P23">&lt;/xs:schema&gt;</text:p>
            <text:p text:style-name="P2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0">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text:change text:change-id="ct61964496"/>node to tell a Configuration Tool (CT) how to configure the node. The configuration tool will use the CDI information to help the user configure all aspects of the node's capabilities.</text:p>
      <text:p text:style-name="P43">The configurable values are expressed as Variables, with each Variable having a specific type, a size in bytes, a value for Space and Address (to locate the variable), and Name and Description as user-readable strings so that users understand the <text:change-start text:change-id="ct61969824"/><text:span text:style-name="T39">use of the </text:span><text:change-end text:change-id="ct61969824"/>particular setting.</text:p>
      <text:p text:style-name="P43">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3830028267493483254" text:style-name="L3">
        <text:list-item>
          <text:p text:style-name="P74">OpenLCB Common Information Technical Note</text:p>
        </text:list-item>
      </text:list>
      <text:p text:style-name="Standard">For information on OpenLCB message transport and OpenLCB communications, see:</text:p>
      <text:list xml:id="list7367055599292518901" text:style-name="L4">
        <text:list-item>
          <text:p text:style-name="P75">OpenLCB <text:change text:change-id="ct61987520"/>Message Network<text:change-start text:change-id="ct61987712"/> Standard<text:change-end text:change-id="ct61987712"/><text:change-start text:change-id="ct61987904"/></text:p>
        </text:list-item>
      </text:list>
      <text:p text:style-name="P50">For information on how to fetch the CDI information from a node, and <text:change-end text:change-id="ct61987904"/><text:change-start text:change-id="ct61997952"/>how to read and write the configuration information, see:</text:p>
      <text:list xml:id="list911388713176623244" text:style-name="L5">
        <text:list-item>
          <text:p text:style-name="P76">OpenLCB Memory Configuration Protocol Standard<text:change-end text:change-id="ct61997952"/></text:p>
        </text:list-item>
      </text:list>
      <text:p text:style-name="Standard">For information on XML encoding and XML Schema, see:</text:p>
      <text:list xml:id="list8394494689943123460" text:style-name="L6">
        <text:list-item>
          <text:p text:style-name="P7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7">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8">N</text:span>ormative)</text:h>
      <text:p text:style-name="Standard">The configuration description information <text:span text:style-name="T14">for a</text:span> node is invariant while the node has any OpenLCB connections in the Initialized state. </text:p>
      <text:p text:style-name="Standard">The CDI has three parts:</text:p>
      <text:list xml:id="list6715276860671441776" text:style-name="L7">
        <text:list-item>
          <text:p text:style-name="P78">Identification: Provides specific information about <text:span text:style-name="T14">the</text:span> type of the node.</text:p>
        </text:list-item>
        <text:list-item>
          <text:p text:style-name="P78">ACDI: Indicates that certain configuration information in the node has a standard<text:change-start text:change-id="ct63158528"/><text:span text:style-name="T39">ized simplified</text:span><text:change-end text:change-id="ct63158528"/> format.</text:p>
        </text:list-item>
        <text:list-item>
          <text:p text:style-name="P78">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change-start text:change-id="ct63157824"/><text:span text:style-name="T39">in</text:span><text:change-end text:change-id="ct63157824"/> a linear address space. </text:p>
        </text:list-item>
      </text:list>
      <text:h text:style-name="Heading_20_1" text:outline-level="1">Format (<text:change text:change-id="ct63158016"/><text:change-start text:change-id="ct63159104"/><text:span text:style-name="T50">N</text:span><text:change-end text:change-id="ct63159104"/>ormative)</text:h>
      <text:p text:style-name="Standard">The CDI is provided as a zero-terminated string of bytes. The bytes encode UTF-8 characters. There is no byte-order mark (BOM) at <text:span text:style-name="T14">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14">this Standard specifies version 1.1 of the schema. <text:s/>That version of the schema is defined at </text:span><text:a xlink:type="simple" xlink:href="http://openlcb.org/schema/1/1/cdi.xsl" text:style-name="Internet_20_link" text:visited-style-name="Visited_20_Internet_20_Link">http://openlcb.org/schema/1/1/cdi.xsl</text:a><text:span text:style-name="T14"> and in Appendix A of this document. </text:span><text:span text:style-name="T1">The CDI content shall pass validation against </text:span><text:change-start text:change-id="ct63171984"/><text:span text:style-name="T19">its</text:span><text:change-end text:change-id="ct63171984"/><text:change text:change-id="ct63172176"/><text:span text:style-name="T1"> </text:span><text:change text:change-id="ct63173232"/><text:change-start text:change-id="ct63174480"/><text:span text:style-name="T19">referenced</text:span><text:change-end text:change-id="ct63174480"/><text:span text:style-name="T1"> schema. Nodes are not required to </text:span><text:change text:change-id="ct63176192"/><text:change text:change-id="ct63175936"/><text:change-start text:change-id="ct63177440"/><text:span text:style-name="T17">do the validation</text:span><text:change-end text:change-id="ct63177440"/><text:span text:style-name="T1">.</text:span></text:p>
      <text:p text:style-name="P41">The version number of an OpenLCB CDI schema contains two numbers: The major version first, and the minor version second. <text:s/></text:p>
      <text:p text:style-name="Standard">The first line of the CDI is:</text:p>
      <text:p text:style-name="P45"><text:span text:style-name="Teletype"><text:span text:style-name="T31">&lt;?xml version="1.0"?&gt;</text:span></text:span></text:p>
      <text:p text:style-name="Standard">to define the XML version of <text:span text:style-name="T14">the</text:span> content.</text:p>
      <text:p text:style-name="Standard">The root element of the CDI XML is:</text:p>
      <text:p text:style-name="Standard"><text:span text:style-name="Teletype"><text:span text:style-name="T31">&lt;cdi xmlns:xsi="http://www.w3.org/2001/XMLSchema-instance" <text:tab/>xsi:noNamespaceSchemaLocation="</text:span></text:span><text:a xlink:type="simple" xlink:href="http://openlcb.org/schema/1/1/cdi.xsd" text:style-name="Internet_20_link" text:visited-style-name="Visited_20_Internet_20_Link"><text:span text:style-name="Teletype"><text:span text:style-name="T31">http://openlcb.org/schema/1/1/cdi.xsd</text:span></text:span></text:a><text:span text:style-name="Teletype"><text:span text:style-name="T31">"&gt;</text:span></text:span></text:p>
      <text:p text:style-name="P47"><text:change-start text:change-id="ct63176496"/>to define the OpenLCB CDI version of the content.</text:p>
      <text:p text:style-name="P46"><text:change-end text:change-id="ct63176496"/><text:soft-page-break/>The schema contents are normative.</text:p>
      <text:p text:style-name="P41">Numerical values in attributes and element text shall be specified as decimal numbers.<text:change-start text:change-id="ct63167664"/> <text:span text:style-name="T43">OpenLCB nodes</text:span><text:change-end text:change-id="ct63167664"/><text:change-start text:change-id="ct63162688"/><text:span text:style-name="T43"> are not required to be able to parse any other numeric format.</text:span><text:change-end text:change-id="ct63162688"/></text:p>
      <text:h text:style-name="Heading_20_2" text:outline-level="2">XML Elements</text:h>
      <text:h text:style-name="Heading_20_3" text:outline-level="3">&lt;identification&gt; Element</text:h>
      <text:p text:style-name="P3">The &lt;identification&gt; element, if <text:change text:change-id="ct63176768"/><text:change-start text:change-id="ct63168416"/><text:span text:style-name="T40">present</text:span><text:change-end text:change-id="ct63168416"/>, specifies manufacturer-provided identification information about the node. This information is not user-editable. <text:span text:style-name="T2">If this </text:span><text:change-start text:change-id="ct63174192"/><text:span text:style-name="T2">e</text:span><text:change-end text:change-id="ct63174192"/><text:change text:change-id="ct63165312"/><text:span text:style-name="T2">lement is provided and the node also supports the OpenLCB Simple Node Information Protocol (SNIP), the contents of the SNIP Reply shall match the respective tags in the &lt;identification&gt; </text:span><text:change text:change-id="ct63165504"/><text:change-start text:change-id="ct63180032"/><text:span text:style-name="T18">element</text:span><text:change-end text:change-id="ct63180032"/><text:span text:style-name="T2">. If this </text:span><text:change text:change-id="ct63185664"/><text:change-start text:change-id="ct63186976"/><text:span text:style-name="T18">element</text:span><text:change-end text:change-id="ct63186976"/><text:span text:style-name="T2"> is provided, and the node also provides the &lt;acdi&gt; </text:span><text:change text:change-id="ct63188128"/><text:change-start text:change-id="ct63189632"/><text:span text:style-name="T18">element</text:span><text:change-end text:change-id="ct63189632"/><text:span text:style-name="T2">, the contents provided by the ACDI spaces shall match the respective tags in the &lt;identification&gt; </text:span><text:change text:change-id="ct63191008"/><text:change-start text:change-id="ct63192336"/><text:span text:style-name="T18">element</text:span><text:change-end text:change-id="ct63192336"/><text:span text:style-name="T2">.</text:span></text:p>
      <text:h text:style-name="Heading_20_3" text:outline-level="3">&lt;acdi&gt; Element</text:h>
      <text:p text:style-name="P4">The &lt;acdi&gt; <text:change text:change-id="ct63188624"/><text:change-start text:change-id="ct63167264"/><text:span text:style-name="T14">element</text:span><text:change-end text:change-id="ct63167264"/>, if specified without the attribute `fixed', <text:change-start text:change-id="ct63193808"/><text:span text:style-name="T44">or </text:span><text:change-end text:change-id="ct63193808"/>with the attribute<text:change text:change-id="ct63169168"/><text:change-start text:change-id="ct62395664"/> <text:change-end text:change-id="ct62395664"/>`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62">Space</text:p>
          </table:table-cell>
          <table:table-cell table:style-name="Table2.A1" office:value-type="string">
            <text:p text:style-name="P63">Address</text:p>
          </table:table-cell>
          <table:table-cell table:style-name="Table2.A1" office:value-type="string">
            <text:p text:style-name="P62">Size (bytes)</text:p>
          </table:table-cell>
          <table:table-cell table:style-name="Table2.A1" office:value-type="string">
            <text:p text:style-name="P62">Type</text:p>
          </table:table-cell>
          <table:table-cell table:style-name="Table2.E1" office:value-type="string">
            <text:p text:style-name="P62">Description</text:p>
          </table:table-cell>
        </table:table-row>
        <table:table-row>
          <table:table-cell table:style-name="Table2.A2" office:value-type="string">
            <text:p text:style-name="P60">252</text:p>
          </table:table-cell>
          <table:table-cell table:style-name="Table2.A2" office:value-type="string">
            <text:p text:style-name="P60">0</text:p>
          </table:table-cell>
          <table:table-cell table:style-name="Table2.A2" office:value-type="string">
            <text:p text:style-name="P60">1</text:p>
          </table:table-cell>
          <table:table-cell table:style-name="Table2.A2" office:value-type="string">
            <text:p text:style-name="P60">int</text:p>
          </table:table-cell>
          <table:table-cell table:style-name="Table2.E2" office:value-type="string">
            <text:p text:style-name="P60">Version</text:p>
          </table:table-cell>
        </table:table-row>
        <table:table-row>
          <table:table-cell table:style-name="Table2.A2" office:value-type="string">
            <text:p text:style-name="P60">252</text:p>
          </table:table-cell>
          <table:table-cell table:style-name="Table2.A2" office:value-type="string">
            <text:p text:style-name="P60">1</text:p>
          </table:table-cell>
          <table:table-cell table:style-name="Table2.A2" office:value-type="string">
            <text:p text:style-name="P60">41</text:p>
          </table:table-cell>
          <table:table-cell table:style-name="Table2.A2" office:value-type="string">
            <text:p text:style-name="P60">string</text:p>
          </table:table-cell>
          <table:table-cell table:style-name="Table2.E2" office:value-type="string">
            <text:p text:style-name="P60">Manufacturer</text:p>
          </table:table-cell>
        </table:table-row>
        <table:table-row>
          <table:table-cell table:style-name="Table2.A2" office:value-type="string">
            <text:p text:style-name="P60">252</text:p>
          </table:table-cell>
          <table:table-cell table:style-name="Table2.A2" office:value-type="string">
            <text:p text:style-name="P60">42</text:p>
          </table:table-cell>
          <table:table-cell table:style-name="Table2.A2" office:value-type="string">
            <text:p text:style-name="P60">41</text:p>
          </table:table-cell>
          <table:table-cell table:style-name="Table2.A2" office:value-type="string">
            <text:p text:style-name="P60">string</text:p>
          </table:table-cell>
          <table:table-cell table:style-name="Table2.E2" office:value-type="string">
            <text:p text:style-name="P60">Model</text:p>
          </table:table-cell>
        </table:table-row>
        <table:table-row>
          <table:table-cell table:style-name="Table2.A2" office:value-type="string">
            <text:p text:style-name="P60">252</text:p>
          </table:table-cell>
          <table:table-cell table:style-name="Table2.A2" office:value-type="string">
            <text:p text:style-name="P60">83</text:p>
          </table:table-cell>
          <table:table-cell table:style-name="Table2.A2" office:value-type="string">
            <text:p text:style-name="P60">21</text:p>
          </table:table-cell>
          <table:table-cell table:style-name="Table2.A2" office:value-type="string">
            <text:p text:style-name="P60">string</text:p>
          </table:table-cell>
          <table:table-cell table:style-name="Table2.E2" office:value-type="string">
            <text:p text:style-name="P60">Hardware version</text:p>
          </table:table-cell>
        </table:table-row>
        <table:table-row>
          <table:table-cell table:style-name="Table2.A2" office:value-type="string">
            <text:p text:style-name="P60">252</text:p>
          </table:table-cell>
          <table:table-cell table:style-name="Table2.A2" office:value-type="string">
            <text:p text:style-name="P60">104</text:p>
          </table:table-cell>
          <table:table-cell table:style-name="Table2.A2" office:value-type="string">
            <text:p text:style-name="P60">21</text:p>
          </table:table-cell>
          <table:table-cell table:style-name="Table2.A2" office:value-type="string">
            <text:p text:style-name="P60">string</text:p>
          </table:table-cell>
          <table:table-cell table:style-name="Table2.E2" office:value-type="string">
            <text:p text:style-name="P60">Software version</text:p>
          </table:table-cell>
        </table:table-row>
      </table:table>
      <text:p text:style-name="P4">The value at the Version variable shall be the same as the value of the attribute `fixed'.</text:p>
      <text:p text:style-name="P4">The &lt;acdi&gt; <text:change text:change-id="ct63171248"/><text:change-start text:change-id="ct63184800"/><text:span text:style-name="T14">element</text:span><text:change-end text:change-id="ct63184800"/>, if specified without the attribute `var', <text:change-start text:change-id="ct63187584"/><text:span text:style-name="T44">or </text:span><text:change-end text:change-id="ct63187584"/>with the attribute <text:change text:change-id="ct63188352"/>`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62">Space</text:p>
          </table:table-cell>
          <table:table-cell table:style-name="Table3.A1" office:value-type="string">
            <text:p text:style-name="P63">Address</text:p>
          </table:table-cell>
          <table:table-cell table:style-name="Table3.A1" office:value-type="string">
            <text:p text:style-name="P62">Size (bytes)</text:p>
          </table:table-cell>
          <table:table-cell table:style-name="Table3.A1" office:value-type="string">
            <text:p text:style-name="P62">Type</text:p>
          </table:table-cell>
          <table:table-cell table:style-name="Table3.E1" office:value-type="string">
            <text:p text:style-name="P62">Description</text:p>
          </table:table-cell>
        </table:table-row>
        <table:table-row>
          <table:table-cell table:style-name="Table3.A2" office:value-type="string">
            <text:p text:style-name="P60">251</text:p>
          </table:table-cell>
          <table:table-cell table:style-name="Table3.A2" office:value-type="string">
            <text:p text:style-name="P60">0</text:p>
          </table:table-cell>
          <table:table-cell table:style-name="Table3.A2" office:value-type="string">
            <text:p text:style-name="P60">1</text:p>
          </table:table-cell>
          <table:table-cell table:style-name="Table3.A2" office:value-type="string">
            <text:p text:style-name="P60">int</text:p>
          </table:table-cell>
          <table:table-cell table:style-name="Table3.E2" office:value-type="string">
            <text:p text:style-name="P60">Version</text:p>
          </table:table-cell>
        </table:table-row>
        <table:table-row>
          <table:table-cell table:style-name="Table3.A2" office:value-type="string">
            <text:p text:style-name="P60">251</text:p>
          </table:table-cell>
          <table:table-cell table:style-name="Table3.A2" office:value-type="string">
            <text:p text:style-name="P60">1</text:p>
          </table:table-cell>
          <table:table-cell table:style-name="Table3.A2" office:value-type="string">
            <text:p text:style-name="P60">63</text:p>
          </table:table-cell>
          <table:table-cell table:style-name="Table3.A2" office:value-type="string">
            <text:p text:style-name="P60">string</text:p>
          </table:table-cell>
          <table:table-cell table:style-name="Table3.E2" office:value-type="string">
            <text:p text:style-name="P60">User-supplied name</text:p>
          </table:table-cell>
        </table:table-row>
        <table:table-row>
          <table:table-cell table:style-name="Table3.A2" office:value-type="string">
            <text:p text:style-name="P60">251</text:p>
          </table:table-cell>
          <table:table-cell table:style-name="Table3.A2" office:value-type="string">
            <text:p text:style-name="P60">64</text:p>
          </table:table-cell>
          <table:table-cell table:style-name="Table3.A2" office:value-type="string">
            <text:p text:style-name="P60">64</text:p>
          </table:table-cell>
          <table:table-cell table:style-name="Table3.A2" office:value-type="string">
            <text:p text:style-name="P60">string</text:p>
          </table:table-cell>
          <table:table-cell table:style-name="Table3.E2" office:value-type="string">
            <text:p text:style-name="P60">User-supplied description</text:p>
          </table:table-cell>
        </table:table-row>
      </table:table>
      <text:p text:style-name="P5">The value at the Version variable shall be the same as the value of the attribute `var'.</text:p>
      <text:p text:style-name="P5">The &lt;acdi&gt; <text:change text:change-id="ct63201904"/><text:change-start text:change-id="ct63198256"/><text:span text:style-name="T14">element</text:span><text:change-end text:change-id="ct63198256"/> shall be specified if and only if the Protocol Support Reply message carries the `ACDI' bit set. See the OpenLCB Message Network Standard for the Protocol Support Reply message.</text:p>
      <text:p text:style-name="P5">If the &lt;acdi&gt; <text:change text:change-id="ct63203712"/><text:change-start text:change-id="ct63180224"/><text:span text:style-name="T14">element</text:span><text:change-end text:change-id="ct63180224"/> is specified, and the Node also supports the OpenLCB Simple Node Information Protocol (SNIP), then the information provided by the SNIP Reply <text:span text:style-name="T2">shall match the respective </text:span>values provided in the ACDI space.</text:p>
      <text:p text:style-name="P44">A node may, but is not required to, express the same configuration options as specific segment<text:span text:style-name="T7">s and </text:span><text:change-start text:change-id="ct63205872"/><text:span text:style-name="T7">Data </text:span><text:change-end text:change-id="ct63205872"/><text:span text:style-name="T7">Elements therein.</text:span></text:p>
      <text:h text:style-name="Heading_20_3" text:outline-level="3"><text:soft-page-break/>&lt;segment&gt; Element</text:h>
      <text:p text:style-name="Standard">A &lt;segment&gt; element defines the value of Space <text:span text:style-name="T3">in the attribute `space', </text:span>which shall apply to all <text:span text:style-name="T3">Data Elements within, and the value of `origin', which shall be considered as the Address of a</text:span><text:change text:change-id="ct63205232"/><text:change-start text:change-id="ct63207136"/><text:span text:style-name="T3"> Data</text:span><text:change-end text:change-id="ct63207136"/><text:span text:style-name="T3"> Element of size 0 (zero) at the beginning of the &lt;segment&gt;</text:span><text:span text:style-name="T3"><text:note text:id="ftn3" text:note-class="footnote"><text:note-citation>3</text:note-citation><text:note-body><text:p text:style-name="P1">This is required to make “previous <text:change text:change-id="ct188747040"/><text:change-start text:change-id="ct188041856"/><text:span text:style-name="T55">e</text:span><text:change-end text:change-id="ct188041856"/>lement” a<text:span text:style-name="T34">n unambiguous</text:span> reference for the first <text:change text:change-id="ct139833680"/><text:change-start text:change-id="ct187357024"/><text:span text:style-name="T55">e</text:span><text:change-end text:change-id="ct187357024"/>lement in the contained sequence.</text:p></text:note-body></text:note></text:span><text:span text:style-name="T3">.</text:span></text:p>
      <text:p text:style-name="P37">A Configuration Tool may, but i<text:span text:style-name="T32">s</text:span> not required to, perform visual separation of the contents of different segments by appropriate UI elements, such as tabs, <text:span text:style-name="T32">boxes</text:span> or horizontal bars.</text:p>
      <text:p text:style-name="P7">A &lt;segment&gt; element shall contain an optional user-readable name and <text:change-start text:change-id="ct113221216"/><text:span text:style-name="T51">optional </text:span><text:change-end text:change-id="ct113221216"/>description tags, and a sequence of zero or more Data Elements.</text:p>
      <text:h text:style-name="Heading_20_3" text:outline-level="3">Data Elements</text:h>
      <text:p text:style-name="P6">The following <text:change text:change-id="ct63211264"/><text:change-start text:change-id="ct62399184"/><text:span text:style-name="T14">element</text:span><text:change-end text:change-id="ct62399184"/>s are considered Data Elements: &lt;group&gt;,<text:change text:change-id="ct63208192"/> &lt;int&gt;, &lt;string&gt;, &lt;eventid&gt;.<text:change-start text:change-id="ct140773904"/></text:p>
      <text:p text:style-name="P89"><text:change-end text:change-id="ct140773904"/><text:change-start text:change-id="ct166420416"/><text:span text:style-name="T53">The value of the address within the segment is accumulated during a depth-first traversal of the contents of the segment definition element.  </text:span><text:span text:style-name="T54">Address is initialized with the value of the attribute `origin' on the &lt;segment&gt; element. <text:s/></text:span><text:span text:style-name="T53">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change-end text:change-id="ct166420416"/><text:change-start text:change-id="ct69414320"/><text:span text:style-name="T14">T</text:span>his is formalized as follows.<text:change-end text:change-id="ct69414320"/></text:p>
      <text:p text:style-name="P7">For each Data Element the following values are defined:</text:p>
      <text:list xml:id="list2757005319528941017" text:style-name="L8">
        <text:list-item>
          <text:p text:style-name="P79">Space<text:change-start text:change-id="ct63214400"/>, <text:span text:style-name="T45">which is defined by the enclosing &lt;segment&gt; element.</text:span><text:change-end text:change-id="ct63214400"/></text:p>
        </text:list-item>
        <text:list-item>
          <text:p text:style-name="P79">Address<text:change-start text:change-id="ct63216768"/>, <text:span text:style-name="T45">which is defined as </text:span><text:change-end text:change-id="ct63216768"/><text:change-start text:change-id="ct63215296"/><text:span text:style-name="T45">the End Address of the previous Data Element plus the value of the attribute `offset' on the Data Element.</text:span><text:change-end text:change-id="ct63215296"/></text:p>
        </text:list-item>
        <text:list-item>
          <text:p text:style-name="P79">Size <text:span text:style-name="T6">(in bytes)</text:span></text:p>
        </text:list-item>
        <text:list-item>
          <text:p text:style-name="P79">End Address, which <text:change text:change-id="ct63212000"/><text:change-start text:change-id="ct63217296"/><text:span text:style-name="T45">is defined as</text:span><text:change-end text:change-id="ct63217296"/><text:change text:change-id="ct63214896"/> Address + Size<text:change text:change-id="ct63219424"/><text:change-start text:change-id="ct63221904"/>, <text:span text:style-name="T46">unless otherwise specified</text:span><text:change-end text:change-id="ct63221904"/><text:change-start text:change-id="ct185579264"/><text:span text:style-name="T46">.</text:span><text:change-end text:change-id="ct185579264"/></text:p>
        </text:list-item>
      </text:list>
      <text:h text:style-name="Heading_20_4" text:outline-level="4">&lt;group&gt; Element</text:h>
      <text:p text:style-name="P8">The &lt;group&gt; <text:change text:change-id="ct63215088"/><text:change-start text:change-id="ct61662048"/><text:span text:style-name="T14">element</text:span><text:change-end text:change-id="ct61662048"/> allows logical grouping of <text:span text:style-name="T33">Variables</text:span>, providing common documentation for them, and making multiple copies of the contained Variables<text:change text:change-id="ct63222240"/>. <text:change text:change-id="ct63220048"/><text:change-start text:change-id="ct63223504"/><text:span text:style-name="T4">CDI implementors</text:span><text:change-end text:change-id="ct63223504"/><text:span text:style-name="T4"> may, but are not required to, use this feature to express configuration of repeated hardware or software components (such as multiple input ports, output ports etc).</text:span></text:p>
      <text:p text:style-name="P9"><text:span text:style-name="T5">A &lt;group&gt; </text:span><text:change text:change-id="ct63225104"/><text:change-start text:change-id="ct63191424"/><text:span text:style-name="T5">element</text:span><text:change-end text:change-id="ct63191424"/><text:span text:style-name="T5"> shall contain an optional user-readable name, </text:span><text:change-start text:change-id="ct63224128"/><text:span text:style-name="T20">optional </text:span><text:change-end text:change-id="ct63224128"/><text:span text:style-name="T5">description and a sequence of zero or more Data Elements. This sequence is considered to contain a Data Element of size 0 (zero) before the specified Data Elements</text:span><text:span text:style-name="Footnote_20_anchor"><text:span text:style-name="T5"><text:note-ref text:note-class="footnote" text:reference-format="text" text:ref-name="ftn3">3</text:note-ref></text:span></text:span><text:span text:style-name="T5">.</text:span></text:p>
      <text:p text:style-name="P10"><text:change text:change-id="ct62132640"/>If the `replication' attribute is present with the value of N, then the group shall be considered as if the entire sequence of Data Elements were repeated N times<text:change text:change-id="ct62135760"/><text:change-start text:change-id="ct62135952"/>.<text:change-end text:change-id="ct62135952"/></text:p>
      <text:p text:style-name="P11">The End Address of a &lt;group&gt; element is <text:span text:style-name="T7">defined as the End Address of the last Data Element in the contained sequence (after replication).</text:span><text:change text:change-id="ct62136144"/><text:change-start text:change-id="ct62136336"/><text:span text:style-name="T7"> </text:span><text:change-end text:change-id="ct62136336"/><text:span text:style-name="T7">The Size of a &lt;group&gt; </text:span><text:change text:change-id="ct62136528"/><text:change-start text:change-id="ct62136720"/><text:span text:style-name="T7">element</text:span><text:change-end text:change-id="ct62136720"/><text:span text:style-name="T7"> is defined as the End Address minus the Address of the &lt;group&gt; </text:span><text:change text:change-id="ct62137408"/><text:change-start text:change-id="ct62136912"/><text:span text:style-name="T7">element</text:span><text:change-end text:change-id="ct62136912"/><text:span text:style-name="T7">.</text:span><text:change-start text:change-id="ct62132256"/></text:p>
      <text:p text:style-name="P12"><text:soft-page-break/>Configuration Tools shall not render a <text:span text:style-name="T48">&lt;</text:span>group<text:span text:style-name="T48">&gt; element</text:span> with no child elements<text:note text:id="ftn4" text:note-class="footnote"><text:note-citation>4</text:note-citation><text:note-body><text:p text:style-name="P65"><text:change-start text:change-id="ct63223696"/>No name, <text:span text:style-name="T48">no </text:span>description and no Data Elements contained.<text:change-end text:change-id="ct63223696"/></text:p></text:note-body></text:note> on their UI.<text:change-end text:change-id="ct62132256"/><text:change text:change-id="ct63191616"/><text:change text:change-id="ct62132912"/><text:change text:change-id="ct62137104"/><text:change text:change-id="ct61662976"/><text:change text:change-id="ct63174672"/><text:change text:change-id="ct63213936"/><text:change text:change-id="ct62131088"/><text:change text:change-id="ct62133344"/></text:p>
      <text:h text:style-name="P105" text:outline-level="4">&lt;<text:span text:style-name="T35">int</text:span>&gt; Element</text:h>
      <text:p text:style-name="P14">The &lt;int&gt; <text:change text:change-id="ct61666400"/><text:change-start text:change-id="ct61666768"/><text:span text:style-name="T41">element</text:span><text:change-end text:change-id="ct61666768"/> defines a Variable of <text:change text:change-id="ct63223184"/><text:change-start text:change-id="ct63219712"/><text:span text:style-name="T47">integer</text:span><text:change-end text:change-id="ct63219712"/> value.</text:p>
      <text:p text:style-name="P14"><text:change text:change-id="ct62137792"/><text:change text:change-id="ct62137600"/><text:change text:change-id="ct63208480"/>The Size of the &lt;int&gt; <text:change text:change-id="ct62128544"/><text:change-start text:change-id="ct62128736"/><text:span text:style-name="T41">element</text:span><text:change-end text:change-id="ct62128736"/> is defined as the value of the `size' attribute in byte<text:span text:style-name="T36">s.</text:span></text:p>
      <text:p text:style-name="P15">The integer value shall be written to the bytes pointed to in big-endian byte order. All bytes shall be written. Values <text:change text:change-id="ct61667472"/><text:change-start text:change-id="ct62128928"/><text:span text:style-name="T48">smalle</text:span><text:change-end text:change-id="ct62128928"/><text:change-start text:change-id="ct62141808"/><text:span text:style-name="T48">r than </text:span><text:change-end text:change-id="ct62141808"/>defined by the &lt;min&gt;<text:change-start text:change-id="ct62142000"/> <text:span text:style-name="T48">or larger than defined by the </text:span><text:change-end text:change-id="ct62142000"/><text:change text:change-id="ct62142736"/>&lt;max&gt; sub-element<text:change text:change-id="ct62142928"/>, if present, are invalid and shall not be written. If the &lt;map&gt; enumeration is present, then values not present in the list of &lt;property&gt; entries of <text:span text:style-name="T37">the </text:span>enumeration are invalid and shall not be written.</text:p>
      <text:h text:style-name="P106" text:outline-level="4">&lt;string&gt; Element</text:h>
      <text:p text:style-name="P16">The &lt;string&gt; <text:change text:change-id="ct62140448"/><text:change-start text:change-id="ct62087968"/><text:span text:style-name="T41">element</text:span><text:change-end text:change-id="ct62087968"/> defines a variable holding a UTF-8 string that is user-readable.</text:p>
      <text:p text:style-name="P17"><text:change text:change-id="ct62138624"/><text:change text:change-id="ct62142384"/><text:change text:change-id="ct62142192"/>The Size of the &lt;<text:span text:style-name="T8">string</text:span>&gt; <text:change text:change-id="ct62138816"/><text:change-start text:change-id="ct62139008"/><text:span text:style-name="T41">element</text:span><text:change-end text:change-id="ct62139008"/> is defined as the value of the `size' attribute in byt<text:span text:style-name="T8">es.</text:span></text:p>
      <text:p text:style-name="P18">The string value shall be written to the bytes pointed to, starting at the Address of the &lt;string&gt; <text:change text:change-id="ct62088672"/><text:change-start text:change-id="ct62767328"/><text:span text:style-name="T41">element</text:span><text:change-end text:change-id="ct62767328"/><text:change-start text:change-id="ct62766864"/><text:span text:style-name="T41">, </text:span><text:span text:style-name="T42">with at least one trailing 0 (null) byte</text:span><text:change-end text:change-id="ct62766864"/>. When writing a shorter string, any unused bytes shall be set to 0 (<text:change text:change-id="ct62767056"/><text:change-start text:change-id="ct62139200"/><text:span text:style-name="T49">null</text:span><text:change-end text:change-id="ct62139200"/>).</text:p>
      <text:p text:style-name="P54">If the &lt;map&gt; enumeration is present, then values not present in the list of &lt;property&gt; entries of <text:span text:style-name="T37">the </text:span>enumeration are invalid and shall not be written.</text:p>
      <text:h text:style-name="P107" text:outline-level="4">&lt;eventid&gt; Element</text:h>
      <text:p text:style-name="P19">The &lt;<text:span text:style-name="T9">eventid</text:span>&gt; <text:change text:change-id="ct62075152"/><text:change-start text:change-id="ct62079232"/><text:span text:style-name="T41">element</text:span><text:change-end text:change-id="ct62079232"/> defines a variable holding a<text:span text:style-name="T9">n 8-byte value</text:span> <text:span text:style-name="T9">representing an Event ID</text:span>.</text:p>
      <text:p text:style-name="P20"><text:change text:change-id="ct63230464"/><text:change text:change-id="ct62772480"/><text:change text:change-id="ct63229712"/>The Size of the &lt;<text:span text:style-name="T9">eventid</text:span>&gt; <text:change text:change-id="ct63230656"/><text:change-start text:change-id="ct63230896"/><text:span text:style-name="T41">element</text:span><text:change-end text:change-id="ct63230896"/> is defined as <text:span text:style-name="T9">8 bytes.</text:span></text:p>
      <text:p text:style-name="P58">The Event ID shall be written to the bytes pointed to in big-endian byte order (most significant byte first).</text:p>
      <text:p text:style-name="P20">If the &lt;map&gt; enumeration is present, then values not present in the list of &lt;property&gt; entries of <text:span text:style-name="T37">the </text:span>enumeration are invalid and shall not be written.</text:p>
      <text:h text:style-name="Heading_20_1" text:outline-level="1">Future Extension <text:span text:style-name="T38">(Normative)</text:span></text:h>
      <text:p text:style-name="P48">Configuration Tools implementing a future version of this Standard must be able to process CDI content defined according to an<text:span text:style-name="T26">y</text:span> earlier version of the Standard, <text:span text:style-name="T26">including this version</text:span>.</text:p>
      <text:p text:style-name="P49">Configuration Tools implementing major version 1 of this Standard may assume the following about future minor versions of this Standard:</text:p>
      <text:list xml:id="list3711418633492102578" text:style-name="L9">
        <text:list-item>
          <text:p text:style-name="P81">No existing tags will change the interpretation or default value of the <text:span text:style-name="T38">`offset' and `size'</text:span> attribute, <text:span text:style-name="T38">and accordingly the Address and Size value, the data type and encoding of the value in the </text:span><text:soft-page-break/><text:span text:style-name="T38">memory space. The &lt;group&gt; tag will not change the interpretation of the `offset' attribute and `replication' attribute.</text:span></text:p>
        </text:list-item>
        <text:list-item>
          <text:p text:style-name="P81">All unknown tags that occur within the <text:change text:change-id="ct63240800"/><text:change-start text:change-id="ct63237088"/><text:span text:style-name="T14">element</text:span><text:change-end text:change-id="ct63237088"/> &lt;segment&gt; or &lt;group&gt; and have an attribute `size' shall be considered to be Data Elements with Address <text:span text:style-name="T5">defined as the End Address of the previous Data Element plus the value of the `offset' attribute, </text:span><text:span text:style-name="T14">and Size defined as the value of the `size' attribute in bytes. The `size' attribute of all future Data Elements shall be required.</text:span></text:p>
        </text:list-item>
      </text:list>
      <text:p text:style-name="P42">No assumptions may be made about major version 2 and up of this Standard.</text:p>
      <text:list xml:id="list6786044841115299512" text:style-name="Numbering_20_2">
        <text:list-item>
          <text:h text:style-name="P103" text:outline-level="1">Appendix: Schema</text:h>
        </text:list-item>
      </text:list>
      <text:p text:style-name="P91"><text:change-start text:change-id="ct62805520"/>&lt;?xml version="1.0" encoding="utf-8"?&gt;</text:p>
      <text:p text:style-name="P91">&lt;?xml-stylesheet href="schema2xhtml.xsl" type="text/xsl"?&gt;</text:p>
      <text:p text:style-name="P91">&lt;!-- XML Schema for OpenLCB Configuration Description Information (CDI) <text:s text:c="4"/>--&gt;</text:p>
      <text:p text:style-name="P91">&lt;xs:schema version="CDI 1.1" xmlns:xs="http://www.w3.org/2001/XMLSchema" xmlns:xsi="http://www.w3.org/2001/XMLSchema-instance"&gt;</text:p>
      <text:p text:style-name="P91"><text:s text:c="2"/></text:p>
      <text:p text:style-name="P91"><text:s text:c="2"/>&lt;xs:complexType name="mapType"&gt;</text:p>
      <text:p text:style-name="P91"><text:s text:c="4"/>&lt;xs:annotation&gt;</text:p>
      <text:p text:style-name="P91"><text:s text:c="6"/>&lt;xs:documentation&gt;</text:p>
      <text:p text:style-name="P91"><text:s text:c="8"/>A map relates one or more property elements (keys) </text:p>
      <text:p text:style-name="P91"><text:s text:c="8"/>to specific values.</text:p>
      <text:p text:style-name="P91"><text:s text:c="6"/>&lt;/xs:documentation&gt;</text:p>
      <text:p text:style-name="P91"><text:s text:c="4"/>&lt;/xs:annotation&gt;</text:p>
      <text:p text:style-name="P91"><text:s text:c="4"/>&lt;xs:sequence&gt;</text:p>
      <text:p text:style-name="P91"><text:s text:c="6"/>&lt;xs:element name="name" minOccurs="0" maxOccurs="1" /&gt;</text:p>
      <text:p text:style-name="P91"><text:s text:c="6"/>&lt;xs:element name="description" minOccurs="0" maxOccurs="1" /&gt;</text:p>
      <text:p text:style-name="P91"><text:s text:c="6"/>&lt;xs:element name="relation" minOccurs="0" maxOccurs="unbounded"&gt;</text:p>
      <text:p text:style-name="P91"><text:s text:c="8"/>&lt;xs:complexType&gt;</text:p>
      <text:p text:style-name="P91"><text:s text:c="10"/>&lt;xs:sequence&gt;</text:p>
      <text:p text:style-name="P91"><text:s text:c="12"/>&lt;xs:element name="property" minOccurs="1" maxOccurs="1" /&gt;</text:p>
      <text:p text:style-name="P91"><text:s text:c="12"/>&lt;xs:element name="value" minOccurs="1" maxOccurs="1" /&gt;</text:p>
      <text:p text:style-name="P91"><text:s text:c="10"/>&lt;/xs:sequence&gt;</text:p>
      <text:p text:style-name="P91"><text:s text:c="8"/>&lt;/xs:complexType&gt;</text:p>
      <text:p text:style-name="P91"><text:s text:c="6"/>&lt;/xs:element&gt;</text:p>
      <text:p text:style-name="P91"><text:s text:c="4"/>&lt;/xs:sequence&gt;</text:p>
      <text:p text:style-name="P91"><text:s text:c="2"/>&lt;/xs:complexType&gt;</text:p>
      <text:p text:style-name="P91"><text:s text:c="2"/></text:p>
      <text:p text:style-name="P91"><text:s text:c="2"/>&lt;xs:complexType name="groupType"&gt;</text:p>
      <text:p text:style-name="P91"><text:s text:c="4"/>&lt;xs:sequence&gt;</text:p>
      <text:p text:style-name="P91"><text:s text:c="6"/>&lt;xs:element name="name" minOccurs="0" maxOccurs="1" /&gt;</text:p>
      <text:p text:style-name="P91"><text:s text:c="6"/>&lt;xs:element name="description" minOccurs="0" maxOccurs="1" /&gt;</text:p>
      <text:p text:style-name="P91"><text:s text:c="6"/>&lt;xs:element name="repname" minOccurs="0" maxOccurs="1" /&gt;</text:p>
      <text:p text:style-name="P91"><text:s text:c="6"/>&lt;xs:choice minOccurs="0" maxOccurs="unbounded"&gt;</text:p>
      <text:p text:style-name="P91"><text:s text:c="8"/>&lt;xs:annotation&gt;</text:p>
      <text:p text:style-name="P91"><text:s text:c="10"/>&lt;xs:documentation&gt;</text:p>
      <text:p text:style-name="P91"><text:s text:c="12"/>Allows any sequence of the contained element types</text:p>
      <text:p text:style-name="P91"><text:s text:c="10"/>&lt;/xs:documentation&gt;</text:p>
      <text:p text:style-name="P91"><text:s text:c="8"/>&lt;/xs:annotation&gt;</text:p>
      <text:p text:style-name="P91"><text:s text:c="8"/>&lt;xs:element name="group" type="groupType" minOccurs="0" maxOccurs="1" /&gt;</text:p>
      <text:p text:style-name="P91"><text:s text:c="8"/>&lt;xs:element name="string" type="stringType" minOccurs="0" maxOccurs="1" /&gt;</text:p>
      <text:p text:style-name="P91"><text:s text:c="8"/>&lt;xs:element name="int" type="intType" minOccurs="0" maxOccurs="1" /&gt;</text:p>
      <text:p text:style-name="P91"><text:s text:c="8"/>&lt;xs:element name="eventid" type="eventidType" minOccurs="0" maxOccurs="1" /&gt;</text:p>
      <text:p text:style-name="P91"><text:s text:c="6"/>&lt;/xs:choice&gt;</text:p>
      <text:p text:style-name="P91"><text:s text:c="4"/>&lt;/xs:sequence&gt;</text:p>
      <text:p text:style-name="P91"><text:s text:c="4"/>&lt;xs:attribute name="offset" type="xs:int" default="0"&gt;</text:p>
      <text:p text:style-name="P91"><text:s text:c="6"/>&lt;xs:annotation&gt;</text:p>
      <text:p text:style-name="P91"><text:s text:c="8"/>&lt;xs:documentation&gt;</text:p>
      <text:p text:style-name="P91"><text:s text:c="10"/>Positive or negative offset between the address of </text:p>
      <text:p text:style-name="P91"><text:s text:c="10"/>the end of previous element and the start of </text:p>
      <text:p text:style-name="P91"><text:s text:c="10"/>this group's contents.</text:p>
      <text:p text:style-name="P91"><text:s text:c="10"/>Offset of zero means that this element starts </text:p>
      <text:p text:style-name="P91"><text:s text:c="10"/>immediately after the previous one.</text:p>
      <text:p text:style-name="P91"><text:s text:c="8"/>&lt;/xs:documentation&gt;</text:p>
      <text:p text:style-name="P91"><text:s text:c="6"/>&lt;/xs:annotation&gt;</text:p>
      <text:p text:style-name="P91"><text:s text:c="4"/>&lt;/xs:attribute&gt;</text:p>
      <text:p text:style-name="P91"><text:s text:c="4"/>&lt;xs:attribute name="replication" type="xs:int" default="1" /&gt;</text:p>
      <text:p text:style-name="P91"><text:s text:c="2"/>&lt;/xs:complexType&gt;</text:p>
      <text:p text:style-name="P91"><text:s text:c="2"/></text:p>
      <text:p text:style-name="P91"><text:s text:c="2"/>&lt;xs:complexType name="eventidType"&gt;</text:p>
      <text:p text:style-name="P91"><text:s text:c="4"/>&lt;xs:sequence&gt;</text:p>
      <text:p text:style-name="P91"><text:s text:c="6"/>&lt;xs:element name="name" minOccurs="0" maxOccurs="1" /&gt;</text:p>
      <text:p text:style-name="P91"><text:s text:c="6"/>&lt;xs:element name="description" minOccurs="0" maxOccurs="1" /&gt;</text:p>
      <text:p text:style-name="P91"><text:s text:c="6"/>&lt;xs:element name="map" type="mapType" minOccurs="0" maxOccurs="1" /&gt;</text:p>
      <text:p text:style-name="P91"><text:s text:c="4"/>&lt;/xs:sequence&gt;</text:p>
      <text:p text:style-name="P91"><text:soft-page-break/><text:s text:c="4"/>&lt;xs:attribute name="offset" type="xs:int" default="0"&gt;</text:p>
      <text:p text:style-name="P91"><text:s text:c="6"/>&lt;xs:annotation&gt;</text:p>
      <text:p text:style-name="P91"><text:s text:c="8"/>&lt;xs:documentation&gt;</text:p>
      <text:p text:style-name="P91"><text:s text:c="10"/>Positive or negative offset between the address of </text:p>
      <text:p text:style-name="P91"><text:s text:c="10"/>the end of previous element and the start of </text:p>
      <text:p text:style-name="P91"><text:s text:c="10"/>this elements's contents.</text:p>
      <text:p text:style-name="P91"><text:s text:c="10"/>Offset of zero means that this element starts </text:p>
      <text:p text:style-name="P91"><text:s text:c="10"/>immediately after the previous one.</text:p>
      <text:p text:style-name="P91"><text:s text:c="8"/>&lt;/xs:documentation&gt;</text:p>
      <text:p text:style-name="P91"><text:s text:c="6"/>&lt;/xs:annotation&gt;</text:p>
      <text:p text:style-name="P91"><text:s text:c="4"/>&lt;/xs:attribute&gt;</text:p>
      <text:p text:style-name="P91"><text:s text:c="2"/>&lt;/xs:complexType&gt;</text:p>
      <text:p text:style-name="P91"><text:s text:c="2"/></text:p>
      <text:p text:style-name="P91"><text:s text:c="2"/>&lt;xs:complexType name="intType"&gt;</text:p>
      <text:p text:style-name="P91"><text:s text:c="4"/>&lt;xs:sequence&gt;</text:p>
      <text:p text:style-name="P91"><text:s text:c="6"/>&lt;xs:element name="name" minOccurs="0" maxOccurs="1" /&gt;</text:p>
      <text:p text:style-name="P91"><text:s text:c="6"/>&lt;xs:element name="description" minOccurs="0" maxOccurs="1" /&gt;</text:p>
      <text:p text:style-name="P91"><text:s text:c="6"/>&lt;xs:element name="min" minOccurs="0" maxOccurs="1" /&gt;</text:p>
      <text:p text:style-name="P91"><text:s text:c="6"/>&lt;xs:element name="max" minOccurs="0" maxOccurs="1" /&gt;</text:p>
      <text:p text:style-name="P91"><text:s text:c="6"/>&lt;xs:element name="default" minOccurs="0" maxOccurs="1" /&gt;</text:p>
      <text:p text:style-name="P91"><text:s text:c="6"/>&lt;xs:element name="map" type="mapType" minOccurs="0" maxOccurs="1"&gt;</text:p>
      <text:p text:style-name="P91"><text:s text:c="8"/>&lt;xs:annotation&gt;</text:p>
      <text:p text:style-name="P91"><text:s text:c="10"/>&lt;xs:documentation&gt;</text:p>
      <text:p text:style-name="P91"><text:s text:c="12"/>The 'value' of each entry is displayed, and </text:p>
      <text:p text:style-name="P91"><text:s text:c="12"/>the 'property' content (number) is sent </text:p>
      <text:p text:style-name="P91"><text:s text:c="12"/>to/from the node</text:p>
      <text:p text:style-name="P91"><text:s text:c="10"/>&lt;/xs:documentation&gt;</text:p>
      <text:p text:style-name="P91"><text:s text:c="8"/>&lt;/xs:annotation&gt;</text:p>
      <text:p text:style-name="P91"><text:s text:c="6"/>&lt;/xs:element&gt;</text:p>
      <text:p text:style-name="P91"><text:s text:c="4"/>&lt;/xs:sequence&gt;</text:p>
      <text:p text:style-name="P91"><text:s text:c="4"/>&lt;xs:attribute name="size" type="xs:int" default="1"&gt;</text:p>
      <text:p text:style-name="P91"><text:s text:c="6"/>&lt;xs:annotation&gt;</text:p>
      <text:p text:style-name="P91"><text:s text:c="8"/>&lt;xs:documentation&gt;</text:p>
      <text:p text:style-name="P91"><text:s text:c="10"/>Storage size of this variable in bytes.</text:p>
      <text:p text:style-name="P91"><text:s text:c="8"/>&lt;/xs:documentation&gt;</text:p>
      <text:p text:style-name="P91"><text:s text:c="6"/>&lt;/xs:annotation&gt;</text:p>
      <text:p text:style-name="P91"><text:s text:c="4"/>&lt;/xs:attribute&gt;</text:p>
      <text:p text:style-name="P91"><text:s text:c="4"/>&lt;xs:attribute name="offset" type="xs:int" default="0"&gt;</text:p>
      <text:p text:style-name="P91"><text:s text:c="6"/>&lt;xs:annotation&gt;</text:p>
      <text:p text:style-name="P91"><text:s text:c="8"/>&lt;xs:documentation&gt;</text:p>
      <text:p text:style-name="P91"><text:s text:c="10"/>Positive or negative offset between the </text:p>
      <text:p text:style-name="P91"><text:s text:c="10"/>address of the end of previous element and the </text:p>
      <text:p text:style-name="P91"><text:s text:c="10"/>start of this elements's contents. </text:p>
      <text:p text:style-name="P91"><text:s text:c="10"/>Offset of zero means that this element starts </text:p>
      <text:p text:style-name="P91"><text:s text:c="10"/>immediately after the previous one.</text:p>
      <text:p text:style-name="P91"><text:s text:c="8"/>&lt;/xs:documentation&gt;</text:p>
      <text:p text:style-name="P91"><text:s text:c="6"/>&lt;/xs:annotation&gt;</text:p>
      <text:p text:style-name="P91"><text:s text:c="4"/>&lt;/xs:attribute&gt;</text:p>
      <text:p text:style-name="P91"><text:s text:c="2"/>&lt;/xs:complexType&gt;</text:p>
      <text:p text:style-name="P91"><text:s text:c="2"/></text:p>
      <text:p text:style-name="P91"><text:s text:c="2"/>&lt;xs:complexType name="stringType"&gt;</text:p>
      <text:p text:style-name="P91"><text:s text:c="4"/>&lt;xs:sequence&gt;</text:p>
      <text:p text:style-name="P91"><text:s text:c="6"/>&lt;xs:element name="name" minOccurs="0" maxOccurs="1" /&gt;</text:p>
      <text:p text:style-name="P91"><text:s text:c="6"/>&lt;xs:element name="description" minOccurs="0" maxOccurs="1" /&gt;</text:p>
      <text:p text:style-name="P91"><text:s text:c="6"/>&lt;xs:element name="map" type="mapType" minOccurs="0" maxOccurs="1" /&gt;</text:p>
      <text:p text:style-name="P91"><text:s text:c="4"/>&lt;/xs:sequence&gt;</text:p>
      <text:p text:style-name="P91"><text:s text:c="4"/>&lt;xs:attribute name="size" type="xs:int" use="required"&gt;</text:p>
      <text:p text:style-name="P91"><text:s text:c="6"/>&lt;xs:annotation&gt;</text:p>
      <text:p text:style-name="P91"><text:s text:c="8"/>&lt;xs:documentation&gt;</text:p>
      <text:p text:style-name="P91"><text:s text:c="10"/>Storage size of this variable in bytes. </text:p>
      <text:p text:style-name="P91"><text:s text:c="10"/>This includes the trailing null byte that </text:p>
      <text:p text:style-name="P91"><text:s text:c="10"/>terminates the string content.</text:p>
      <text:p text:style-name="P91"><text:s text:c="8"/>&lt;/xs:documentation&gt;</text:p>
      <text:p text:style-name="P91"><text:s text:c="6"/>&lt;/xs:annotation&gt;</text:p>
      <text:p text:style-name="P91"><text:s text:c="4"/>&lt;/xs:attribute&gt;</text:p>
      <text:p text:style-name="P91"><text:s text:c="4"/>&lt;xs:attribute name="offset" type="xs:int" default="0"&gt;</text:p>
      <text:p text:style-name="P91"><text:s text:c="6"/>&lt;xs:annotation&gt;</text:p>
      <text:p text:style-name="P91"><text:soft-page-break/><text:s text:c="8"/>&lt;xs:documentation&gt;</text:p>
      <text:p text:style-name="P91"><text:s text:c="10"/>Positive or negative offset between the </text:p>
      <text:p text:style-name="P91"><text:s text:c="10"/>address of the end of previous element and the </text:p>
      <text:p text:style-name="P91"><text:s text:c="10"/>start of this elements's contents. </text:p>
      <text:p text:style-name="P91"><text:s text:c="10"/>Offset of zero means that this element starts </text:p>
      <text:p text:style-name="P91"><text:s text:c="10"/>immediately after the previous one.</text:p>
      <text:p text:style-name="P91"><text:s text:c="8"/>&lt;/xs:documentation&gt;</text:p>
      <text:p text:style-name="P91"><text:s text:c="6"/>&lt;/xs:annotation&gt;</text:p>
      <text:p text:style-name="P91"><text:s text:c="4"/>&lt;/xs:attribute&gt;</text:p>
      <text:p text:style-name="P91"><text:s text:c="2"/>&lt;/xs:complexType&gt;</text:p>
      <text:p text:style-name="P91"><text:s text:c="2"/></text:p>
      <text:p text:style-name="P91"><text:s text:c="2"/>&lt;xs:element name="cdi"&gt;</text:p>
      <text:p text:style-name="P91"><text:s text:c="4"/>&lt;xs:annotation&gt;</text:p>
      <text:p text:style-name="P91"><text:s text:c="6"/>&lt;xs:documentation&gt;</text:p>
      <text:p text:style-name="P91"><text:s text:c="8"/>This is the schema for Configuration </text:p>
      <text:p text:style-name="P91"><text:s text:c="8"/>Description Information (cdi)</text:p>
      <text:p text:style-name="P91"><text:s text:c="6"/>&lt;/xs:documentation&gt;</text:p>
      <text:p text:style-name="P91"><text:s text:c="4"/>&lt;/xs:annotation&gt;</text:p>
      <text:p text:style-name="P91"><text:s text:c="4"/>&lt;xs:complexType&gt;</text:p>
      <text:p text:style-name="P91"><text:s text:c="6"/>&lt;xs:sequence&gt;</text:p>
      <text:p text:style-name="P91"><text:s text:c="8"/>&lt;xs:element name="identification" minOccurs="0" maxOccurs="1"&gt;</text:p>
      <text:p text:style-name="P91"><text:s text:c="10"/>&lt;xs:annotation&gt;</text:p>
      <text:p text:style-name="P91"><text:s text:c="12"/>&lt;xs:documentation&gt;</text:p>
      <text:p text:style-name="P91"><text:s text:c="14"/>Common first element to identify the decoder</text:p>
      <text:p text:style-name="P91"><text:s text:c="12"/>&lt;/xs:documentation&gt;</text:p>
      <text:p text:style-name="P91"><text:s text:c="10"/>&lt;/xs:annotation&gt;</text:p>
      <text:p text:style-name="P91"><text:s text:c="10"/>&lt;xs:complexType&gt;</text:p>
      <text:p text:style-name="P91"><text:s text:c="12"/>&lt;xs:sequence&gt;</text:p>
      <text:p text:style-name="P91"><text:s text:c="14"/>&lt;xs:element name="manufacturer" minOccurs="0" maxOccurs="1" /&gt;</text:p>
      <text:p text:style-name="P91"><text:s text:c="14"/>&lt;xs:element name="model" minOccurs="0" maxOccurs="1" /&gt;</text:p>
      <text:p text:style-name="P91"><text:s text:c="14"/>&lt;xs:element name="hardwareVersion" minOccurs="0" maxOccurs="1" /&gt;</text:p>
      <text:p text:style-name="P91"><text:s text:c="14"/>&lt;xs:element name="softwareVersion" minOccurs="0" maxOccurs="1" /&gt;</text:p>
      <text:p text:style-name="P91"><text:s text:c="14"/>&lt;xs:element name="map" type="mapType" minOccurs="0" maxOccurs="1"&gt;</text:p>
      <text:p text:style-name="P91"><text:s text:c="16"/>&lt;xs:annotation&gt;</text:p>
      <text:p text:style-name="P91"><text:s text:c="18"/>&lt;xs:documentation&gt;</text:p>
      <text:p text:style-name="P91"><text:s text:c="20"/>This map can be used to add arbitrary key/value </text:p>
      <text:p text:style-name="P91"><text:s text:c="20"/>descriptions of the node.</text:p>
      <text:p text:style-name="P91"><text:s text:c="18"/>&lt;/xs:documentation&gt;</text:p>
      <text:p text:style-name="P91"><text:s text:c="16"/>&lt;/xs:annotation&gt;</text:p>
      <text:p text:style-name="P91"><text:s text:c="14"/>&lt;/xs:element&gt;</text:p>
      <text:p text:style-name="P91"><text:s text:c="12"/>&lt;/xs:sequence&gt;</text:p>
      <text:p text:style-name="P91"><text:s text:c="10"/>&lt;/xs:complexType&gt;</text:p>
      <text:p text:style-name="P91"><text:s text:c="8"/>&lt;/xs:element&gt;</text:p>
      <text:p text:style-name="P91"><text:s text:c="8"/>&lt;xs:element name="acdi" minOccurs="0" maxOccurs="1"&gt;</text:p>
      <text:p text:style-name="P91"><text:s text:c="10"/>&lt;xs:annotation&gt;</text:p>
      <text:p text:style-name="P91"><text:s text:c="12"/>&lt;xs:documentation&gt;</text:p>
      <text:p text:style-name="P91"><text:s text:c="14"/>Element that identifies that memory information is available </text:p>
      <text:p text:style-name="P91"><text:s text:c="14"/>as defined by the Abbreviated Common Description Information </text:p>
      <text:p text:style-name="P91"><text:s text:c="14"/>(ACDI) standard.</text:p>
      <text:p text:style-name="P91"><text:s text:c="12"/>&lt;/xs:documentation&gt;</text:p>
      <text:p text:style-name="P91"><text:s text:c="10"/>&lt;/xs:annotation&gt;</text:p>
      <text:p text:style-name="P91"><text:s text:c="10"/>&lt;xs:complexType&gt;</text:p>
      <text:p text:style-name="P91"><text:s text:c="12"/>&lt;xs:attribute name="fixed" type="xs:int" default="4"&gt;</text:p>
      <text:p text:style-name="P91"><text:s text:c="14"/>&lt;xs:annotation&gt;</text:p>
      <text:p text:style-name="P91"><text:s text:c="16"/>&lt;xs:documentation&gt;</text:p>
      <text:p text:style-name="P91"><text:s text:c="18"/>The decimal version number of the format for the fixed </text:p>
      <text:p text:style-name="P91"><text:s text:c="18"/>information block.</text:p>
      <text:p text:style-name="P91"><text:s text:c="16"/>&lt;/xs:documentation&gt;</text:p>
      <text:p text:style-name="P91"><text:s text:c="14"/>&lt;/xs:annotation&gt;</text:p>
      <text:p text:style-name="P91"><text:s text:c="12"/>&lt;/xs:attribute&gt;</text:p>
      <text:p text:style-name="P91"><text:s text:c="12"/>&lt;xs:attribute name="var" type="xs:int" default="2"&gt;</text:p>
      <text:p text:style-name="P91"><text:s text:c="14"/>&lt;xs:annotation&gt;</text:p>
      <text:p text:style-name="P91"><text:s text:c="16"/>&lt;xs:documentation&gt;</text:p>
      <text:p text:style-name="P91"><text:s text:c="18"/>The decimal version number of the format for </text:p>
      <text:p text:style-name="P91"><text:s text:c="18"/>the variable information block.</text:p>
      <text:p text:style-name="P91"><text:s text:c="16"/>&lt;/xs:documentation&gt;</text:p>
      <text:p text:style-name="P91"><text:s text:c="14"/>&lt;/xs:annotation&gt;</text:p>
      <text:p text:style-name="P91"><text:soft-page-break/><text:s text:c="12"/>&lt;/xs:attribute&gt;</text:p>
      <text:p text:style-name="P91"><text:s text:c="10"/>&lt;/xs:complexType&gt;</text:p>
      <text:p text:style-name="P91"><text:s text:c="8"/>&lt;/xs:element&gt;</text:p>
      <text:p text:style-name="P91"><text:s text:c="8"/>&lt;xs:element name="segment" minOccurs="0" maxOccurs="unbounded"&gt;</text:p>
      <text:p text:style-name="P91"><text:s text:c="10"/>&lt;xs:annotation&gt;</text:p>
      <text:p text:style-name="P91"><text:s text:c="12"/>&lt;xs:documentation&gt;</text:p>
      <text:p text:style-name="P91"><text:s text:c="14"/>Define the contents of a memory space</text:p>
      <text:p text:style-name="P91"><text:s text:c="12"/>&lt;/xs:documentation&gt;</text:p>
      <text:p text:style-name="P91"><text:s text:c="10"/>&lt;/xs:annotation&gt;</text:p>
      <text:p text:style-name="P91"><text:s text:c="10"/>&lt;xs:complexType&gt;</text:p>
      <text:p text:style-name="P91"><text:s text:c="12"/>&lt;xs:sequence&gt;</text:p>
      <text:p text:style-name="P91"><text:s text:c="14"/>&lt;xs:element name="name" minOccurs="0" maxOccurs="1" /&gt;</text:p>
      <text:p text:style-name="P91"><text:s text:c="14"/>&lt;xs:element name="description" minOccurs="0" maxOccurs="1" /&gt;</text:p>
      <text:p text:style-name="P91"><text:s text:c="14"/>&lt;xs:choice minOccurs="0" maxOccurs="unbounded"&gt;</text:p>
      <text:p text:style-name="P91"><text:s text:c="16"/>&lt;xs:annotation&gt;</text:p>
      <text:p text:style-name="P91"><text:s text:c="18"/>&lt;xs:documentation&gt;</text:p>
      <text:p text:style-name="P91"><text:s text:c="20"/>Allows any sequence of the contained element types</text:p>
      <text:p text:style-name="P91"><text:s text:c="18"/>&lt;/xs:documentation&gt;</text:p>
      <text:p text:style-name="P91"><text:s text:c="16"/>&lt;/xs:annotation&gt;</text:p>
      <text:p text:style-name="P91"><text:s text:c="16"/>&lt;xs:element name="group" type="groupType" minOccurs="0" maxOccurs="1"&gt;</text:p>
      <text:p text:style-name="P91"><text:s text:c="18"/>&lt;xs:annotation&gt;</text:p>
      <text:p text:style-name="P91"><text:s text:c="20"/>&lt;xs:documentation&gt;</text:p>
      <text:p text:style-name="P91"><text:s text:c="22"/>Allows grouping and replication of multiple locations.</text:p>
      <text:p text:style-name="P91"><text:s text:c="20"/>&lt;/xs:documentation&gt;</text:p>
      <text:p text:style-name="P91"><text:s text:c="18"/>&lt;/xs:annotation&gt;</text:p>
      <text:p text:style-name="P91"><text:s text:c="16"/>&lt;/xs:element&gt;</text:p>
      <text:p text:style-name="P91"><text:s text:c="16"/>&lt;xs:element name="string" type="stringType" minOccurs="0" maxOccurs="1"&gt;</text:p>
      <text:p text:style-name="P91"><text:s text:c="18"/>&lt;xs:annotation&gt;</text:p>
      <text:p text:style-name="P91"><text:s text:c="20"/>&lt;xs:documentation&gt;</text:p>
      <text:p text:style-name="P91"><text:s text:c="22"/>Describes a human-readable UTF-8 string in the data.</text:p>
      <text:p text:style-name="P91"><text:s text:c="20"/>&lt;/xs:documentation&gt;</text:p>
      <text:p text:style-name="P91"><text:s text:c="18"/>&lt;/xs:annotation&gt;</text:p>
      <text:p text:style-name="P91"><text:s text:c="16"/>&lt;/xs:element&gt;</text:p>
      <text:p text:style-name="P91"><text:s text:c="16"/>&lt;xs:element name="int" type="intType" minOccurs="0" maxOccurs="1"&gt;</text:p>
      <text:p text:style-name="P91"><text:s text:c="18"/>&lt;xs:annotation&gt;</text:p>
      <text:p text:style-name="P91"><text:s text:c="20"/>&lt;xs:documentation&gt;</text:p>
      <text:p text:style-name="P91"><text:s text:c="22"/>Describes an integer value in the data. </text:p>
      <text:p text:style-name="P91"><text:s text:c="22"/>The field can be considered either a number, </text:p>
      <text:p text:style-name="P91"><text:s text:c="22"/>or a set of specific coded values via a map.</text:p>
      <text:p text:style-name="P91"><text:s text:c="20"/>&lt;/xs:documentation&gt;</text:p>
      <text:p text:style-name="P91"><text:s text:c="18"/>&lt;/xs:annotation&gt;</text:p>
      <text:p text:style-name="P91"><text:s text:c="16"/>&lt;/xs:element&gt;</text:p>
      <text:p text:style-name="P91"><text:s text:c="16"/>&lt;xs:element name="eventid" type="eventidType" minOccurs="0" maxOccurs="1"&gt;</text:p>
      <text:p text:style-name="P91"><text:s text:c="18"/>&lt;xs:annotation&gt;</text:p>
      <text:p text:style-name="P91"><text:s text:c="20"/>&lt;xs:documentation&gt;</text:p>
      <text:p text:style-name="P91"><text:s text:c="22"/>Describes an 8-byte Event ID in the data.</text:p>
      <text:p text:style-name="P91"><text:s text:c="20"/>&lt;/xs:documentation&gt;</text:p>
      <text:p text:style-name="P91"><text:s text:c="18"/>&lt;/xs:annotation&gt;</text:p>
      <text:p text:style-name="P91"><text:s text:c="16"/>&lt;/xs:element&gt;</text:p>
      <text:p text:style-name="P22"/>
      <text:p text:style-name="P91">&lt;!-- </text:p>
      <text:p text:style-name="P91"><text:s text:c="16"/>XML Schema 1.1 construct expressing extensibility promise</text:p>
      <text:p text:style-name="P91"><text:s text:c="16"/>&lt;xs:assert test="every $x in * satisfies (exists($x/@size) and $x/@size castable to xs:integer)"/&gt; </text:p>
      <text:p text:style-name="P91"><text:s text:c="16"/>&lt;xs:assert test="every $x in * satisfies (exists($x/@offset) and $x/@offset castable to xs:integer)"/&gt; </text:p>
      <text:p text:style-name="P91"><text:s text:c="16"/>&lt;xs:any minOccurs="0" maxOccurs="1" processContents="lax"&gt;</text:p>
      <text:p text:style-name="P91"><text:s text:c="18"/>&lt;xs:annotation&gt;</text:p>
      <text:p text:style-name="P91"><text:s text:c="20"/>&lt;xs:documentation&gt;</text:p>
      <text:p text:style-name="P91"><text:s text:c="22"/>Extension point for future schema</text:p>
      <text:p text:style-name="P91"><text:s text:c="20"/>&lt;/xs:documentation&gt;</text:p>
      <text:p text:style-name="P91"><text:s text:c="18"/>&lt;/xs:annotation&gt;</text:p>
      <text:p text:style-name="P91"><text:s text:c="16"/>&lt;/xs:any&gt;</text:p>
      <text:p text:style-name="P91"><text:s/>--&gt;</text:p>
      <text:p text:style-name="P91"><text:s text:c="16"/></text:p>
      <text:p text:style-name="P91"><text:s text:c="14"/>&lt;/xs:choice&gt;</text:p>
      <text:p text:style-name="P91"><text:s text:c="12"/>&lt;/xs:sequence&gt;</text:p>
      <text:p text:style-name="P91"><text:soft-page-break/><text:s text:c="12"/>&lt;xs:attribute name="space" type="xs:int" use="required"&gt;</text:p>
      <text:p text:style-name="P91"><text:s text:c="14"/>&lt;xs:annotation&gt;</text:p>
      <text:p text:style-name="P91"><text:s text:c="16"/>&lt;xs:documentation&gt;</text:p>
      <text:p text:style-name="P91"><text:s text:c="18"/>The decimal number of the address space where the information is found.</text:p>
      <text:p text:style-name="P91"><text:s text:c="16"/>&lt;/xs:documentation&gt;</text:p>
      <text:p text:style-name="P91"><text:s text:c="14"/>&lt;/xs:annotation&gt;</text:p>
      <text:p text:style-name="P91"><text:s text:c="12"/>&lt;/xs:attribute&gt;</text:p>
      <text:p text:style-name="P91"><text:s text:c="12"/>&lt;xs:attribute name="origin" type="xs:int" default="0"&gt;</text:p>
      <text:p text:style-name="P91"><text:s text:c="14"/>&lt;xs:annotation&gt;</text:p>
      <text:p text:style-name="P91"><text:s text:c="16"/>&lt;xs:documentation&gt;</text:p>
      <text:p text:style-name="P91"><text:s text:c="18"/>Starting address of the segment's contents </text:p>
      <text:p text:style-name="P91"><text:s text:c="18"/>within the memory space.</text:p>
      <text:p text:style-name="P91"><text:s text:c="16"/>&lt;/xs:documentation&gt;</text:p>
      <text:p text:style-name="P91"><text:s text:c="14"/>&lt;/xs:annotation&gt;</text:p>
      <text:p text:style-name="P91"><text:s text:c="12"/>&lt;/xs:attribute&gt;</text:p>
      <text:p text:style-name="P91"><text:s text:c="10"/>&lt;/xs:complexType&gt;</text:p>
      <text:p text:style-name="P91"><text:s text:c="8"/>&lt;/xs:element&gt;</text:p>
      <text:p text:style-name="P91"><text:s text:c="6"/>&lt;/xs:sequence&gt;</text:p>
      <text:p text:style-name="P91"><text:s text:c="4"/>&lt;/xs:complexType&gt;</text:p>
      <text:p text:style-name="P91"><text:s text:c="2"/>&lt;/xs:element&gt;</text:p>
      <text:p text:style-name="P91">&lt;/xs:schema&gt;</text:p>
      <text:p text:style-name="P24"><text:change-end text:change-id="ct62805520"/><text:change text:change-id="ct632383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6"><text:s/>1 Introduction (Informative)<text:tab/>1</text:p>
          <text:p text:style-name="P66"><text:s/>2 Intended Use (Informative)<text:tab/>1</text:p>
          <text:p text:style-name="P66"><text:s/>3 References and Context (Informative)<text:tab/>1</text:p>
          <text:p text:style-name="P66"><text:s/>4 Content (Normative)<text:tab/>2</text:p>
          <text:p text:style-name="P66"><text:s/>5 Format (normative)<text:tab/>2</text:p>
          <text:p text:style-name="P67"><text:s/>5.1 XML Elements<text:tab/>3</text:p>
          <text:p text:style-name="P68"><text:s/>5.1.1 &lt;identification&gt; Element<text:tab/>3</text:p>
          <text:p text:style-name="P68"><text:s/>5.1.2 &lt;acdi&gt; Element<text:tab/>3</text:p>
          <text:p text:style-name="P68"><text:s/>5.1.3 &lt;segment&gt; Element<text:tab/>4</text:p>
          <text:p text:style-name="P68"><text:s/>5.1.4 Data Elements<text:tab/>4</text:p>
          <text:p text:style-name="P69"><text:s/>5.1.4.1 &lt;group&gt; Element<text:tab/>4</text:p>
          <text:p text:style-name="P69"><text:s/>5.1.4.2 &lt;int&gt; Element<text:tab/>4</text:p>
          <text:p text:style-name="P69"><text:s/>5.1.4.3 &lt;string&gt; Element<text:tab/>5</text:p>
          <text:p text:style-name="P69"><text:s/>5.1.4.4 &lt;eventid&gt; Element<text:tab/>5</text:p>
          <text:p text:style-name="P66"><text:s/>6 Future Extension (Normative)<text:tab/>5</text:p>
          <text:p text:style-name="P66"><text:s/>AAppendix: Schema<text:tab/>7</text:p>
        </text:index-body>
      </text:table-of-conten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2d25b" officeooo:paragraph-rsid="0032d25b"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nfiguration Desciption Information Standard</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5-02-15T22:13:51.121906195">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918088363954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22:13:51.126541807">Feb 15,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5-02-15T22:13:51.127802236">Feb 15, 2015</text:date></text:span></text:span></text:p>
        <text:p text:style-name="MP11"/>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8</meta:editing-cycles>
    <meta:editing-duration>PT20H12M1S</meta:editing-duration>
    <meta:generator>LibreOffice/4.2.7.2$Linux_X86_64 LibreOffice_project/420m0$Build-2</meta:generator>
    <dc:date>2015-02-15T22:13:51.060426449</dc:date>
    <dc:creator>Balazs Racz</dc:creator>
    <meta:document-statistic meta:table-count="3" meta:image-count="1" meta:object-count="0" meta:page-count="11" meta:paragraph-count="446" meta:word-count="2791" meta:character-count="23733" meta:non-whitespace-character-count="18433"/>
    <meta:user-defined meta:name="Info 1"/>
    <meta:user-defined meta:name="Info 2"/>
    <meta:user-defined meta:name="Info 3"/>
    <meta:user-defined meta:name="Info 4"/>
  </office:meta>
</office:document-meta>
</file>